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style:vertical-align="auto"/>
      <style:text-properties style:font-name-asian="Times New Roman" style:font-name-complex="Times New Roman" fo:font-weight="bold" style:font-weight-asian="bold" style:letter-kerning="false" fo:font-size="16pt" style:font-size-asian="16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3" style:parent-style-name="Normal" style:family="paragraph">
      <style:paragraph-properties fo:widows="2" fo:orphans="2" style:vertical-align="auto" fo:margin-top="0.0694in" fo:margin-bottom="0.0694in"/>
      <style:text-properties fo:hyphenate="true"/>
    </style:style>
    <style:style style:name="T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9" style:parent-style-name="Normal" style:family="paragraph">
      <style:paragraph-properties fo:widows="2" fo:orphans="2" style:vertical-align="auto" fo:margin-top="0.0694in" fo:margin-bottom="0.0694in"/>
      <style:text-properties fo:hyphenate="true"/>
    </style:style>
    <style:style style:name="T1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1"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1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3"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1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TableColumn19" style:family="table-column">
      <style:table-column-properties style:column-width="0.8395in"/>
    </style:style>
    <style:style style:name="TableColumn20" style:family="table-column">
      <style:table-column-properties style:column-width="0.6618in"/>
    </style:style>
    <style:style style:name="TableColumn21" style:family="table-column">
      <style:table-column-properties style:column-width="1.0291in"/>
    </style:style>
    <style:style style:name="Table18" style:family="table">
      <style:table-properties style:width="2.5305in" fo:margin-left="0in" table:align="left"/>
    </style:style>
    <style:style style:name="TableRow22" style:family="table-row">
      <style:table-row-properties/>
    </style:style>
    <style:style style:name="TableCell23" style:family="table-cell">
      <style:table-cell-properties fo:border="none" style:vertical-align="middle" fo:padding-top="0.0104in" fo:padding-left="0.0104in" fo:padding-bottom="0.0104in" fo:padding-right="0.0104in"/>
    </style:style>
    <style:style style:name="P24" style:parent-style-name="Normal" style:family="paragraph">
      <style:paragraph-properties fo:widows="2" fo:orphans="2" style:vertical-align="auto" fo:margin-top="0.0694in" fo:margin-bottom="0.0694in"/>
      <style:text-properties fo:hyphenate="true"/>
    </style:style>
    <style:style style:name="T2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26" style:family="table-cell">
      <style:table-cell-properties fo:border="none" style:vertical-align="middle" fo:padding-top="0.0104in" fo:padding-left="0.0104in" fo:padding-bottom="0.0104in" fo:padding-right="0.0104in"/>
    </style:style>
    <style:style style:name="P27" style:parent-style-name="Normal" style:family="paragraph">
      <style:paragraph-properties fo:widows="2" fo:orphans="2" style:vertical-align="auto" fo:margin-top="0.0694in" fo:margin-bottom="0.0694in"/>
      <style:text-properties fo:hyphenate="true"/>
    </style:style>
    <style:style style:name="T2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29" style:family="table-cell">
      <style:table-cell-properties fo:border="none" style:vertical-align="middle" fo:padding-top="0.0104in" fo:padding-left="0.0104in" fo:padding-bottom="0.0104in" fo:padding-right="0.0104in"/>
    </style:style>
    <style:style style:name="P30" style:parent-style-name="Normal" style:family="paragraph">
      <style:paragraph-properties fo:widows="2" fo:orphans="2" style:vertical-align="auto" fo:margin-top="0.0694in" fo:margin-bottom="0.0694in"/>
      <style:text-properties fo:hyphenate="true"/>
    </style:style>
    <style:style style:name="T3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32" style:family="table-row">
      <style:table-row-properties/>
    </style:style>
    <style:style style:name="TableCell33" style:family="table-cell">
      <style:table-cell-properties fo:border="none" style:vertical-align="middle" fo:padding-top="0.0104in" fo:padding-left="0.0104in" fo:padding-bottom="0.0104in" fo:padding-right="0.0104in"/>
    </style:style>
    <style:style style:name="P3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5" style:family="table-cell">
      <style:table-cell-properties fo:border="none" style:vertical-align="middle" fo:padding-top="0.0104in" fo:padding-left="0.0104in" fo:padding-bottom="0.0104in" fo:padding-right="0.0104in"/>
    </style:style>
    <style:style style:name="P3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7" style:family="table-cell">
      <style:table-cell-properties fo:border="none" style:vertical-align="middle" fo:padding-top="0.0104in" fo:padding-left="0.0104in" fo:padding-bottom="0.0104in" fo:padding-right="0.0104in"/>
    </style:style>
    <style:style style:name="P3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39" style:family="table-row">
      <style:table-row-properties/>
    </style:style>
    <style:style style:name="TableCell40" style:family="table-cell">
      <style:table-cell-properties fo:border="none" style:vertical-align="middle" fo:padding-top="0.0104in" fo:padding-left="0.0104in" fo:padding-bottom="0.0104in" fo:padding-right="0.0104in"/>
    </style:style>
    <style:style style:name="P4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2" style:family="table-cell">
      <style:table-cell-properties fo:border="none" style:vertical-align="middle" fo:padding-top="0.0104in" fo:padding-left="0.0104in" fo:padding-bottom="0.0104in" fo:padding-right="0.0104in"/>
    </style:style>
    <style:style style:name="P4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4" style:family="table-cell">
      <style:table-cell-properties fo:border="none" style:vertical-align="middle" fo:padding-top="0.0104in" fo:padding-left="0.0104in" fo:padding-bottom="0.0104in" fo:padding-right="0.0104in"/>
    </style:style>
    <style:style style:name="P4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46" style:family="table-row">
      <style:table-row-properties/>
    </style:style>
    <style:style style:name="TableCell47" style:family="table-cell">
      <style:table-cell-properties fo:border="none" style:vertical-align="middle" fo:padding-top="0.0104in" fo:padding-left="0.0104in" fo:padding-bottom="0.0104in" fo:padding-right="0.0104in"/>
    </style:style>
    <style:style style:name="P4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9" style:family="table-cell">
      <style:table-cell-properties fo:border="none" style:vertical-align="middle" fo:padding-top="0.0104in" fo:padding-left="0.0104in" fo:padding-bottom="0.0104in" fo:padding-right="0.0104in"/>
    </style:style>
    <style:style style:name="P5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51" style:family="table-cell">
      <style:table-cell-properties fo:border="none" style:vertical-align="middle" fo:padding-top="0.0104in" fo:padding-left="0.0104in" fo:padding-bottom="0.0104in" fo:padding-right="0.0104in"/>
    </style:style>
    <style:style style:name="P5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TableColumn55" style:family="table-column">
      <style:table-column-properties style:column-width="0.4687in"/>
    </style:style>
    <style:style style:name="TableColumn56" style:family="table-column">
      <style:table-column-properties style:column-width="0.8861in"/>
    </style:style>
    <style:style style:name="Table54" style:family="table">
      <style:table-properties style:width="1.3548in" fo:margin-left="0in" table:align="left"/>
    </style:style>
    <style:style style:name="TableRow57" style:family="table-row">
      <style:table-row-properties/>
    </style:style>
    <style:style style:name="TableCell58" style:family="table-cell">
      <style:table-cell-properties fo:border="none" style:vertical-align="middle" fo:padding-top="0.0104in" fo:padding-left="0.0104in" fo:padding-bottom="0.0104in" fo:padding-right="0.0104in"/>
    </style:style>
    <style:style style:name="P59" style:parent-style-name="Normal" style:family="paragraph">
      <style:paragraph-properties fo:widows="2" fo:orphans="2" style:vertical-align="auto" fo:margin-top="0.0694in" fo:margin-bottom="0.0694in"/>
      <style:text-properties fo:hyphenate="true"/>
    </style:style>
    <style:style style:name="T6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61" style:family="table-cell">
      <style:table-cell-properties fo:border="none" style:vertical-align="middle" fo:padding-top="0.0104in" fo:padding-left="0.0104in" fo:padding-bottom="0.0104in" fo:padding-right="0.0104in"/>
    </style:style>
    <style:style style:name="P62" style:parent-style-name="Normal" style:family="paragraph">
      <style:paragraph-properties fo:widows="2" fo:orphans="2" style:vertical-align="auto" fo:margin-top="0.0694in" fo:margin-bottom="0.0694in"/>
      <style:text-properties fo:hyphenate="true"/>
    </style:style>
    <style:style style:name="T63"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6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65" style:family="table-row">
      <style:table-row-properties/>
    </style:style>
    <style:style style:name="TableCell66" style:family="table-cell">
      <style:table-cell-properties fo:border="none" style:vertical-align="middle" fo:padding-top="0.0104in" fo:padding-left="0.0104in" fo:padding-bottom="0.0104in" fo:padding-right="0.0104in"/>
    </style:style>
    <style:style style:name="P6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68" style:family="table-cell">
      <style:table-cell-properties fo:border="none" style:vertical-align="middle" fo:padding-top="0.0104in" fo:padding-left="0.0104in" fo:padding-bottom="0.0104in" fo:padding-right="0.0104in"/>
    </style:style>
    <style:style style:name="P69" style:parent-style-name="Normal" style:family="paragraph">
      <style:paragraph-properties fo:widows="2" fo:orphans="2" style:vertical-align="auto" fo:margin-top="0.0694in" fo:margin-bottom="0.0694in"/>
      <style:text-properties fo:hyphenate="true"/>
    </style:style>
    <style:style style:name="T7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ableRow71" style:family="table-row">
      <style:table-row-properties/>
    </style:style>
    <style:style style:name="TableCell72" style:family="table-cell">
      <style:table-cell-properties fo:border="none" style:vertical-align="middle" fo:padding-top="0.0104in" fo:padding-left="0.0104in" fo:padding-bottom="0.0104in" fo:padding-right="0.0104in"/>
    </style:style>
    <style:style style:name="P7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74" style:family="table-cell">
      <style:table-cell-properties fo:border="none" style:vertical-align="middle" fo:padding-top="0.0104in" fo:padding-left="0.0104in" fo:padding-bottom="0.0104in" fo:padding-right="0.0104in"/>
    </style:style>
    <style:style style:name="P75" style:parent-style-name="Normal" style:family="paragraph">
      <style:paragraph-properties fo:widows="2" fo:orphans="2" style:vertical-align="auto" fo:margin-top="0.0694in" fo:margin-bottom="0.0694in"/>
      <style:text-properties fo:hyphenate="true"/>
    </style:style>
    <style:style style:name="T7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ableRow77" style:family="table-row">
      <style:table-row-properties/>
    </style:style>
    <style:style style:name="TableCell78" style:family="table-cell">
      <style:table-cell-properties fo:border="none" style:vertical-align="middle" fo:padding-top="0.0104in" fo:padding-left="0.0104in" fo:padding-bottom="0.0104in" fo:padding-right="0.0104in"/>
    </style:style>
    <style:style style:name="P7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80" style:family="table-cell">
      <style:table-cell-properties fo:border="none" style:vertical-align="middle" fo:padding-top="0.0104in" fo:padding-left="0.0104in" fo:padding-bottom="0.0104in" fo:padding-right="0.0104in"/>
    </style:style>
    <style:style style:name="P81" style:parent-style-name="Normal" style:family="paragraph">
      <style:paragraph-properties fo:widows="2" fo:orphans="2" style:vertical-align="auto" fo:margin-top="0.0694in" fo:margin-bottom="0.0694in"/>
      <style:text-properties fo:hyphenate="true"/>
    </style:style>
    <style:style style:name="T8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83" style:parent-style-name="Normal" style:family="paragraph">
      <style:paragraph-properties fo:widows="2" fo:orphans="2" style:vertical-align="auto" fo:margin-top="0.0694in" fo:margin-bottom="0.0694in"/>
      <style:text-properties fo:hyphenate="true"/>
    </style:style>
    <style:style style:name="T84"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8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8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8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TableColumn89" style:family="table-column">
      <style:table-column-properties style:column-width="0.8395in"/>
    </style:style>
    <style:style style:name="TableColumn90" style:family="table-column">
      <style:table-column-properties style:column-width="2.2125in"/>
    </style:style>
    <style:style style:name="TableColumn91" style:family="table-column">
      <style:table-column-properties style:column-width="1.0291in"/>
    </style:style>
    <style:style style:name="Table88" style:family="table">
      <style:table-properties style:width="4.0812in" fo:margin-left="0in" table:align="left"/>
    </style:style>
    <style:style style:name="TableRow92" style:family="table-row">
      <style:table-row-properties/>
    </style:style>
    <style:style style:name="TableCell93" style:family="table-cell">
      <style:table-cell-properties fo:border="none" style:vertical-align="middle" fo:padding-top="0.0104in" fo:padding-left="0.0104in" fo:padding-bottom="0.0104in" fo:padding-right="0.0104in"/>
    </style:style>
    <style:style style:name="P94" style:parent-style-name="Normal" style:family="paragraph">
      <style:paragraph-properties fo:widows="2" fo:orphans="2" style:vertical-align="auto" fo:margin-top="0.0694in" fo:margin-bottom="0.0694in"/>
      <style:text-properties fo:hyphenate="true"/>
    </style:style>
    <style:style style:name="T9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96" style:family="table-cell">
      <style:table-cell-properties fo:border="none" style:vertical-align="middle" fo:padding-top="0.0104in" fo:padding-left="0.0104in" fo:padding-bottom="0.0104in" fo:padding-right="0.0104in"/>
    </style:style>
    <style:style style:name="P97" style:parent-style-name="Normal" style:family="paragraph">
      <style:paragraph-properties fo:widows="2" fo:orphans="2" style:vertical-align="auto" fo:margin-top="0.0694in" fo:margin-bottom="0.0694in"/>
      <style:text-properties fo:hyphenate="true"/>
    </style:style>
    <style:style style:name="T9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99" style:family="table-cell">
      <style:table-cell-properties fo:border="none" style:vertical-align="middle" fo:padding-top="0.0104in" fo:padding-left="0.0104in" fo:padding-bottom="0.0104in" fo:padding-right="0.0104in"/>
    </style:style>
    <style:style style:name="P100" style:parent-style-name="Normal" style:family="paragraph">
      <style:paragraph-properties fo:widows="2" fo:orphans="2" style:vertical-align="auto" fo:margin-top="0.0694in" fo:margin-bottom="0.0694in"/>
      <style:text-properties fo:hyphenate="true"/>
    </style:style>
    <style:style style:name="T10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102" style:family="table-row">
      <style:table-row-properties/>
    </style:style>
    <style:style style:name="TableCell103" style:family="table-cell">
      <style:table-cell-properties fo:border="none" style:vertical-align="middle" fo:padding-top="0.0104in" fo:padding-left="0.0104in" fo:padding-bottom="0.0104in" fo:padding-right="0.0104in"/>
    </style:style>
    <style:style style:name="P10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05" style:family="table-cell">
      <style:table-cell-properties fo:border="none" style:vertical-align="middle" fo:padding-top="0.0104in" fo:padding-left="0.0104in" fo:padding-bottom="0.0104in" fo:padding-right="0.0104in"/>
    </style:style>
    <style:style style:name="P10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07" style:family="table-cell">
      <style:table-cell-properties fo:border="none" style:vertical-align="middle" fo:padding-top="0.0104in" fo:padding-left="0.0104in" fo:padding-bottom="0.0104in" fo:padding-right="0.0104in"/>
    </style:style>
    <style:style style:name="P10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09" style:family="table-row">
      <style:table-row-properties/>
    </style:style>
    <style:style style:name="TableCell110" style:family="table-cell">
      <style:table-cell-properties fo:border="none" style:vertical-align="middle" fo:padding-top="0.0104in" fo:padding-left="0.0104in" fo:padding-bottom="0.0104in" fo:padding-right="0.0104in"/>
    </style:style>
    <style:style style:name="P1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12" style:family="table-cell">
      <style:table-cell-properties fo:border="none" style:vertical-align="middle" fo:padding-top="0.0104in" fo:padding-left="0.0104in" fo:padding-bottom="0.0104in" fo:padding-right="0.0104in"/>
    </style:style>
    <style:style style:name="P1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14" style:family="table-cell">
      <style:table-cell-properties fo:border="none" style:vertical-align="middle" fo:padding-top="0.0104in" fo:padding-left="0.0104in" fo:padding-bottom="0.0104in" fo:padding-right="0.0104in"/>
    </style:style>
    <style:style style:name="P1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16" style:family="table-row">
      <style:table-row-properties/>
    </style:style>
    <style:style style:name="TableCell117" style:family="table-cell">
      <style:table-cell-properties fo:border="none" style:vertical-align="middle" fo:padding-top="0.0104in" fo:padding-left="0.0104in" fo:padding-bottom="0.0104in" fo:padding-right="0.0104in"/>
    </style:style>
    <style:style style:name="P1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19" style:family="table-cell">
      <style:table-cell-properties fo:border="none" style:vertical-align="middle" fo:padding-top="0.0104in" fo:padding-left="0.0104in" fo:padding-bottom="0.0104in" fo:padding-right="0.0104in"/>
    </style:style>
    <style:style style:name="P1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21" style:family="table-cell">
      <style:table-cell-properties fo:border="none" style:vertical-align="middle" fo:padding-top="0.0104in" fo:padding-left="0.0104in" fo:padding-bottom="0.0104in" fo:padding-right="0.0104in"/>
    </style:style>
    <style:style style:name="P12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3" style:parent-style-name="Normal" style:family="paragraph">
      <style:paragraph-properties fo:widows="2" fo:orphans="2" style:vertical-align="auto" fo:margin-top="0.0694in" fo:margin-bottom="0.0694in"/>
      <style:text-properties fo:hyphenate="true"/>
    </style:style>
    <style:style style:name="T12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25"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12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27" style:parent-style-name="Normal" style:family="paragraph">
      <style:paragraph-properties fo:widows="2" fo:orphans="2" style:vertical-align="auto" fo:margin-top="0.0694in" fo:margin-bottom="0.0694in"/>
      <style:text-properties fo:hyphenate="true"/>
    </style:style>
    <style:style style:name="T12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29"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13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31" style:parent-style-name="Normal" style:family="paragraph">
      <style:paragraph-properties fo:widows="2" fo:orphans="2" style:vertical-align="auto" fo:margin-top="0.0694in" fo:margin-bottom="0.0694in"/>
      <style:text-properties fo:hyphenate="true"/>
    </style:style>
    <style:style style:name="T13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33"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13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35" style:parent-style-name="Normal" style:family="paragraph">
      <style:paragraph-properties fo:widows="2" fo:orphans="2" style:vertical-align="auto" fo:margin-top="0.0694in" fo:margin-bottom="0.0694in"/>
      <style:text-properties fo:hyphenate="true"/>
    </style:style>
    <style:style style:name="T1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7"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13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3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1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4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14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1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5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151" style:parent-style-name="Normal" style:family="paragraph">
      <style:paragraph-properties fo:widows="2" fo:orphans="2" style:vertical-align="auto" fo:margin-top="0.0694in" fo:margin-bottom="0.0694in"/>
      <style:text-properties fo:hyphenate="true"/>
    </style:style>
    <style:style style:name="T15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5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5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6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1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TableColumn170" style:family="table-column">
      <style:table-column-properties style:column-width="0.6173in"/>
    </style:style>
    <style:style style:name="TableColumn171" style:family="table-column">
      <style:table-column-properties style:column-width="1.325in"/>
    </style:style>
    <style:style style:name="Table169" style:family="table">
      <style:table-properties style:width="1.9423in" fo:margin-left="0in" table:align="left"/>
    </style:style>
    <style:style style:name="TableRow172" style:family="table-row">
      <style:table-row-properties/>
    </style:style>
    <style:style style:name="TableCell173" style:family="table-cell">
      <style:table-cell-properties fo:border="none" style:vertical-align="middle" fo:padding-top="0.0104in" fo:padding-left="0.0104in" fo:padding-bottom="0.0104in" fo:padding-right="0.0104in"/>
    </style:style>
    <style:style style:name="P174" style:parent-style-name="Normal" style:family="paragraph">
      <style:paragraph-properties fo:widows="2" fo:orphans="2" style:vertical-align="auto" fo:margin-top="0.0694in" fo:margin-bottom="0.0694in"/>
      <style:text-properties fo:hyphenate="true"/>
    </style:style>
    <style:style style:name="T17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176" style:family="table-cell">
      <style:table-cell-properties fo:border="none" style:vertical-align="middle" fo:padding-top="0.0104in" fo:padding-left="0.0104in" fo:padding-bottom="0.0104in" fo:padding-right="0.0104in"/>
    </style:style>
    <style:style style:name="P177" style:parent-style-name="Normal" style:family="paragraph">
      <style:paragraph-properties fo:widows="2" fo:orphans="2" style:vertical-align="auto" fo:margin-top="0.0694in" fo:margin-bottom="0.0694in"/>
      <style:text-properties fo:hyphenate="true"/>
    </style:style>
    <style:style style:name="T17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179" style:family="table-row">
      <style:table-row-properties/>
    </style:style>
    <style:style style:name="TableCell180" style:family="table-cell">
      <style:table-cell-properties fo:border="none" style:vertical-align="middle" fo:padding-top="0.0104in" fo:padding-left="0.0104in" fo:padding-bottom="0.0104in" fo:padding-right="0.0104in"/>
    </style:style>
    <style:style style:name="P18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82" style:family="table-cell">
      <style:table-cell-properties fo:border="none" style:vertical-align="middle" fo:padding-top="0.0104in" fo:padding-left="0.0104in" fo:padding-bottom="0.0104in" fo:padding-right="0.0104in"/>
    </style:style>
    <style:style style:name="P18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84" style:family="table-row">
      <style:table-row-properties/>
    </style:style>
    <style:style style:name="TableCell185" style:family="table-cell">
      <style:table-cell-properties fo:border="none" style:vertical-align="middle" fo:padding-top="0.0104in" fo:padding-left="0.0104in" fo:padding-bottom="0.0104in" fo:padding-right="0.0104in"/>
    </style:style>
    <style:style style:name="P18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87" style:family="table-cell">
      <style:table-cell-properties fo:border="none" style:vertical-align="middle" fo:padding-top="0.0104in" fo:padding-left="0.0104in" fo:padding-bottom="0.0104in" fo:padding-right="0.0104in"/>
    </style:style>
    <style:style style:name="P18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89" style:family="table-row">
      <style:table-row-properties/>
    </style:style>
    <style:style style:name="TableCell190" style:family="table-cell">
      <style:table-cell-properties fo:border="none" style:vertical-align="middle" fo:padding-top="0.0104in" fo:padding-left="0.0104in" fo:padding-bottom="0.0104in" fo:padding-right="0.0104in"/>
    </style:style>
    <style:style style:name="P19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92" style:family="table-cell">
      <style:table-cell-properties fo:border="none" style:vertical-align="middle" fo:padding-top="0.0104in" fo:padding-left="0.0104in" fo:padding-bottom="0.0104in" fo:padding-right="0.0104in"/>
    </style:style>
    <style:style style:name="P19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94" style:family="table-row">
      <style:table-row-properties/>
    </style:style>
    <style:style style:name="TableCell195" style:family="table-cell">
      <style:table-cell-properties fo:border="none" style:vertical-align="middle" fo:padding-top="0.0104in" fo:padding-left="0.0104in" fo:padding-bottom="0.0104in" fo:padding-right="0.0104in"/>
    </style:style>
    <style:style style:name="P19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97" style:family="table-cell">
      <style:table-cell-properties fo:border="none" style:vertical-align="middle" fo:padding-top="0.0104in" fo:padding-left="0.0104in" fo:padding-bottom="0.0104in" fo:padding-right="0.0104in"/>
    </style:style>
    <style:style style:name="P19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99" style:family="table-row">
      <style:table-row-properties/>
    </style:style>
    <style:style style:name="TableCell200" style:family="table-cell">
      <style:table-cell-properties fo:border="none" style:vertical-align="middle" fo:padding-top="0.0104in" fo:padding-left="0.0104in" fo:padding-bottom="0.0104in" fo:padding-right="0.0104in"/>
    </style:style>
    <style:style style:name="P20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02" style:family="table-cell">
      <style:table-cell-properties fo:border="none" style:vertical-align="middle" fo:padding-top="0.0104in" fo:padding-left="0.0104in" fo:padding-bottom="0.0104in" fo:padding-right="0.0104in"/>
    </style:style>
    <style:style style:name="P20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04" style:family="table-row">
      <style:table-row-properties/>
    </style:style>
    <style:style style:name="TableCell205" style:family="table-cell">
      <style:table-cell-properties fo:border="none" style:vertical-align="middle" fo:padding-top="0.0104in" fo:padding-left="0.0104in" fo:padding-bottom="0.0104in" fo:padding-right="0.0104in"/>
    </style:style>
    <style:style style:name="P20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07" style:family="table-cell">
      <style:table-cell-properties fo:border="none" style:vertical-align="middle" fo:padding-top="0.0104in" fo:padding-left="0.0104in" fo:padding-bottom="0.0104in" fo:padding-right="0.0104in"/>
    </style:style>
    <style:style style:name="P20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09" style:family="table-row">
      <style:table-row-properties/>
    </style:style>
    <style:style style:name="TableCell210" style:family="table-cell">
      <style:table-cell-properties fo:border="none" style:vertical-align="middle" fo:padding-top="0.0104in" fo:padding-left="0.0104in" fo:padding-bottom="0.0104in" fo:padding-right="0.0104in"/>
    </style:style>
    <style:style style:name="P2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12" style:family="table-cell">
      <style:table-cell-properties fo:border="none" style:vertical-align="middle" fo:padding-top="0.0104in" fo:padding-left="0.0104in" fo:padding-bottom="0.0104in" fo:padding-right="0.0104in"/>
    </style:style>
    <style:style style:name="P2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14" style:family="table-row">
      <style:table-row-properties/>
    </style:style>
    <style:style style:name="TableCell215" style:family="table-cell">
      <style:table-cell-properties fo:border="none" style:vertical-align="middle" fo:padding-top="0.0104in" fo:padding-left="0.0104in" fo:padding-bottom="0.0104in" fo:padding-right="0.0104in"/>
    </style:style>
    <style:style style:name="P2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17" style:family="table-cell">
      <style:table-cell-properties fo:border="none" style:vertical-align="middle" fo:padding-top="0.0104in" fo:padding-left="0.0104in" fo:padding-bottom="0.0104in" fo:padding-right="0.0104in"/>
    </style:style>
    <style:style style:name="P2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19" style:family="table-row">
      <style:table-row-properties/>
    </style:style>
    <style:style style:name="TableCell220" style:family="table-cell">
      <style:table-cell-properties fo:border="none" style:vertical-align="middle" fo:padding-top="0.0104in" fo:padding-left="0.0104in" fo:padding-bottom="0.0104in" fo:padding-right="0.0104in"/>
    </style:style>
    <style:style style:name="P22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22" style:family="table-cell">
      <style:table-cell-properties fo:border="none" style:vertical-align="middle" fo:padding-top="0.0104in" fo:padding-left="0.0104in" fo:padding-bottom="0.0104in" fo:padding-right="0.0104in"/>
    </style:style>
    <style:style style:name="P22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24" style:family="table-row">
      <style:table-row-properties/>
    </style:style>
    <style:style style:name="TableCell225" style:family="table-cell">
      <style:table-cell-properties fo:border="none" style:vertical-align="middle" fo:padding-top="0.0104in" fo:padding-left="0.0104in" fo:padding-bottom="0.0104in" fo:padding-right="0.0104in"/>
    </style:style>
    <style:style style:name="P22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27" style:family="table-cell">
      <style:table-cell-properties fo:border="none" style:vertical-align="middle" fo:padding-top="0.0104in" fo:padding-left="0.0104in" fo:padding-bottom="0.0104in" fo:padding-right="0.0104in"/>
    </style:style>
    <style:style style:name="P2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2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3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3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5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5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5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2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TableColumn258" style:family="table-column">
      <style:table-column-properties style:column-width="0.6173in"/>
    </style:style>
    <style:style style:name="TableColumn259" style:family="table-column">
      <style:table-column-properties style:column-width="0.7652in"/>
    </style:style>
    <style:style style:name="Table257" style:family="table">
      <style:table-properties style:width="1.3826in" fo:margin-left="0in" table:align="left"/>
    </style:style>
    <style:style style:name="TableRow260" style:family="table-row">
      <style:table-row-properties/>
    </style:style>
    <style:style style:name="TableCell261" style:family="table-cell">
      <style:table-cell-properties fo:border="none" style:vertical-align="middle" fo:padding-top="0.0104in" fo:padding-left="0.0104in" fo:padding-bottom="0.0104in" fo:padding-right="0.0104in"/>
    </style:style>
    <style:style style:name="P262" style:parent-style-name="Normal" style:family="paragraph">
      <style:paragraph-properties fo:widows="2" fo:orphans="2" style:vertical-align="auto" fo:margin-top="0.0694in" fo:margin-bottom="0.0694in"/>
      <style:text-properties fo:hyphenate="true"/>
    </style:style>
    <style:style style:name="T26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264" style:family="table-cell">
      <style:table-cell-properties fo:border="none" style:vertical-align="middle" fo:padding-top="0.0104in" fo:padding-left="0.0104in" fo:padding-bottom="0.0104in" fo:padding-right="0.0104in"/>
    </style:style>
    <style:style style:name="P265" style:parent-style-name="Normal" style:family="paragraph">
      <style:paragraph-properties fo:widows="2" fo:orphans="2" style:vertical-align="auto" fo:margin-top="0.0694in" fo:margin-bottom="0.0694in"/>
      <style:text-properties fo:hyphenate="true"/>
    </style:style>
    <style:style style:name="T26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267" style:family="table-row">
      <style:table-row-properties/>
    </style:style>
    <style:style style:name="TableCell268" style:family="table-cell">
      <style:table-cell-properties fo:border="none" style:vertical-align="middle" fo:padding-top="0.0104in" fo:padding-left="0.0104in" fo:padding-bottom="0.0104in" fo:padding-right="0.0104in"/>
    </style:style>
    <style:style style:name="P269" style:parent-style-name="Normal" style:family="paragraph">
      <style:paragraph-properties fo:widows="2" fo:orphans="2" style:vertical-align="auto" fo:margin-top="0.0694in" fo:margin-bottom="0.0694in"/>
      <style:text-properties fo:hyphenate="true"/>
    </style:style>
    <style:style style:name="T27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ableCell272" style:family="table-cell">
      <style:table-cell-properties fo:border="none" style:vertical-align="middle" fo:padding-top="0.0104in" fo:padding-left="0.0104in" fo:padding-bottom="0.0104in" fo:padding-right="0.0104in"/>
    </style:style>
    <style:style style:name="P27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74" style:family="table-row">
      <style:table-row-properties/>
    </style:style>
    <style:style style:name="TableCell275" style:family="table-cell">
      <style:table-cell-properties fo:border="none" style:vertical-align="middle" fo:padding-top="0.0104in" fo:padding-left="0.0104in" fo:padding-bottom="0.0104in" fo:padding-right="0.0104in"/>
    </style:style>
    <style:style style:name="P276" style:parent-style-name="Normal" style:family="paragraph">
      <style:paragraph-properties fo:widows="2" fo:orphans="2" style:vertical-align="auto" fo:margin-top="0.0694in" fo:margin-bottom="0.0694in"/>
      <style:text-properties fo:hyphenate="true"/>
    </style:style>
    <style:style style:name="T27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ableCell279" style:family="table-cell">
      <style:table-cell-properties fo:border="none" style:vertical-align="middle" fo:padding-top="0.0104in" fo:padding-left="0.0104in" fo:padding-bottom="0.0104in" fo:padding-right="0.0104in"/>
    </style:style>
    <style:style style:name="P28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81" style:family="table-row">
      <style:table-row-properties/>
    </style:style>
    <style:style style:name="TableCell282" style:family="table-cell">
      <style:table-cell-properties fo:border="none" style:vertical-align="middle" fo:padding-top="0.0104in" fo:padding-left="0.0104in" fo:padding-bottom="0.0104in" fo:padding-right="0.0104in"/>
    </style:style>
    <style:style style:name="P283" style:parent-style-name="Normal" style:family="paragraph">
      <style:paragraph-properties fo:widows="2" fo:orphans="2" style:vertical-align="auto" fo:margin-top="0.0694in" fo:margin-bottom="0.0694in"/>
      <style:text-properties fo:hyphenate="true"/>
    </style:style>
    <style:style style:name="T28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8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ableCell286" style:family="table-cell">
      <style:table-cell-properties fo:border="none" style:vertical-align="middle" fo:padding-top="0.0104in" fo:padding-left="0.0104in" fo:padding-bottom="0.0104in" fo:padding-right="0.0104in"/>
    </style:style>
    <style:style style:name="P28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88" style:family="table-row">
      <style:table-row-properties/>
    </style:style>
    <style:style style:name="TableCell289" style:family="table-cell">
      <style:table-cell-properties fo:border="none" style:vertical-align="middle" fo:padding-top="0.0104in" fo:padding-left="0.0104in" fo:padding-bottom="0.0104in" fo:padding-right="0.0104in"/>
    </style:style>
    <style:style style:name="P29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91" style:family="table-cell">
      <style:table-cell-properties fo:border="none" style:vertical-align="middle" fo:padding-top="0.0104in" fo:padding-left="0.0104in" fo:padding-bottom="0.0104in" fo:padding-right="0.0104in"/>
    </style:style>
    <style:style style:name="P29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93" style:family="table-row">
      <style:table-row-properties/>
    </style:style>
    <style:style style:name="TableCell294" style:family="table-cell">
      <style:table-cell-properties fo:border="none" style:vertical-align="middle" fo:padding-top="0.0104in" fo:padding-left="0.0104in" fo:padding-bottom="0.0104in" fo:padding-right="0.0104in"/>
    </style:style>
    <style:style style:name="P29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96" style:family="table-cell">
      <style:table-cell-properties fo:border="none" style:vertical-align="middle" fo:padding-top="0.0104in" fo:padding-left="0.0104in" fo:padding-bottom="0.0104in" fo:padding-right="0.0104in"/>
    </style:style>
    <style:style style:name="P29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98" style:family="table-row">
      <style:table-row-properties/>
    </style:style>
    <style:style style:name="TableCell299" style:family="table-cell">
      <style:table-cell-properties fo:border="none" style:vertical-align="middle" fo:padding-top="0.0104in" fo:padding-left="0.0104in" fo:padding-bottom="0.0104in" fo:padding-right="0.0104in"/>
    </style:style>
    <style:style style:name="P30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01" style:family="table-cell">
      <style:table-cell-properties fo:border="none" style:vertical-align="middle" fo:padding-top="0.0104in" fo:padding-left="0.0104in" fo:padding-bottom="0.0104in" fo:padding-right="0.0104in"/>
    </style:style>
    <style:style style:name="P30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03" style:parent-style-name="Normal" style:family="paragraph">
      <style:paragraph-properties fo:widows="2" fo:orphans="2" style:vertical-align="auto" fo:margin-top="0.0694in" fo:margin-bottom="0.0694in"/>
      <style:text-properties fo:hyphenate="true"/>
    </style:style>
    <style:style style:name="T30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30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30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0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TableColumn309" style:family="table-column">
      <style:table-column-properties style:column-width="0.8944in"/>
    </style:style>
    <style:style style:name="TableColumn310" style:family="table-column">
      <style:table-column-properties style:column-width="0.884in"/>
    </style:style>
    <style:style style:name="TableColumn311" style:family="table-column">
      <style:table-column-properties style:column-width="1.4868in"/>
    </style:style>
    <style:style style:name="Table308" style:family="table">
      <style:table-properties style:width="3.2652in" fo:margin-left="0in" table:align="left"/>
    </style:style>
    <style:style style:name="TableRow312" style:family="table-row">
      <style:table-row-properties/>
    </style:style>
    <style:style style:name="TableCell313" style:family="table-cell">
      <style:table-cell-properties fo:border="none" style:vertical-align="middle" fo:padding-top="0.0104in" fo:padding-left="0.0104in" fo:padding-bottom="0.0104in" fo:padding-right="0.0104in"/>
    </style:style>
    <style:style style:name="P314" style:parent-style-name="Normal" style:family="paragraph">
      <style:paragraph-properties fo:widows="2" fo:orphans="2" style:vertical-align="auto" fo:margin-top="0.0694in" fo:margin-bottom="0.0694in"/>
      <style:text-properties fo:hyphenate="true"/>
    </style:style>
    <style:style style:name="T31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316" style:family="table-cell">
      <style:table-cell-properties fo:border="none" style:vertical-align="middle" fo:padding-top="0.0104in" fo:padding-left="0.0104in" fo:padding-bottom="0.0104in" fo:padding-right="0.0104in"/>
    </style:style>
    <style:style style:name="P317" style:parent-style-name="Normal" style:family="paragraph">
      <style:paragraph-properties fo:widows="2" fo:orphans="2" style:vertical-align="auto" fo:margin-top="0.0694in" fo:margin-bottom="0.0694in"/>
      <style:text-properties fo:hyphenate="true"/>
    </style:style>
    <style:style style:name="T31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319" style:family="table-cell">
      <style:table-cell-properties fo:border="none" style:vertical-align="middle" fo:padding-top="0.0104in" fo:padding-left="0.0104in" fo:padding-bottom="0.0104in" fo:padding-right="0.0104in"/>
    </style:style>
    <style:style style:name="P320" style:parent-style-name="Normal" style:family="paragraph">
      <style:paragraph-properties fo:widows="2" fo:orphans="2" style:vertical-align="auto" fo:margin-top="0.0694in" fo:margin-bottom="0.0694in"/>
      <style:text-properties fo:hyphenate="true"/>
    </style:style>
    <style:style style:name="T32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322" style:family="table-row">
      <style:table-row-properties/>
    </style:style>
    <style:style style:name="TableCell323" style:family="table-cell">
      <style:table-cell-properties fo:border="none" style:vertical-align="middle" fo:padding-top="0.0104in" fo:padding-left="0.0104in" fo:padding-bottom="0.0104in" fo:padding-right="0.0104in"/>
    </style:style>
    <style:style style:name="P32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25" style:family="table-cell">
      <style:table-cell-properties fo:border="none" style:vertical-align="middle" fo:padding-top="0.0104in" fo:padding-left="0.0104in" fo:padding-bottom="0.0104in" fo:padding-right="0.0104in"/>
    </style:style>
    <style:style style:name="P32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27" style:family="table-cell">
      <style:table-cell-properties fo:border="none" style:vertical-align="middle" fo:padding-top="0.0104in" fo:padding-left="0.0104in" fo:padding-bottom="0.0104in" fo:padding-right="0.0104in"/>
    </style:style>
    <style:style style:name="P3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329" style:family="table-row">
      <style:table-row-properties/>
    </style:style>
    <style:style style:name="TableCell330" style:family="table-cell">
      <style:table-cell-properties fo:border="none" style:vertical-align="middle" fo:padding-top="0.0104in" fo:padding-left="0.0104in" fo:padding-bottom="0.0104in" fo:padding-right="0.0104in"/>
    </style:style>
    <style:style style:name="P33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32" style:family="table-cell">
      <style:table-cell-properties fo:border="none" style:vertical-align="middle" fo:padding-top="0.0104in" fo:padding-left="0.0104in" fo:padding-bottom="0.0104in" fo:padding-right="0.0104in"/>
    </style:style>
    <style:style style:name="P33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34" style:family="table-cell">
      <style:table-cell-properties fo:border="none" style:vertical-align="middle" fo:padding-top="0.0104in" fo:padding-left="0.0104in" fo:padding-bottom="0.0104in" fo:padding-right="0.0104in"/>
    </style:style>
    <style:style style:name="P33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3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TableColumn339" style:family="table-column">
      <style:table-column-properties style:column-width="0.543in"/>
    </style:style>
    <style:style style:name="TableColumn340" style:family="table-column">
      <style:table-column-properties style:column-width="1.0506in"/>
    </style:style>
    <style:style style:name="TableColumn341" style:family="table-column">
      <style:table-column-properties style:column-width="0.5611in"/>
    </style:style>
    <style:style style:name="Table338" style:family="table">
      <style:table-properties style:width="2.1548in" fo:margin-left="0in" table:align="left"/>
    </style:style>
    <style:style style:name="TableRow342" style:family="table-row">
      <style:table-row-properties/>
    </style:style>
    <style:style style:name="TableCell343" style:family="table-cell">
      <style:table-cell-properties fo:border="none" style:vertical-align="middle" fo:padding-top="0.0104in" fo:padding-left="0.0104in" fo:padding-bottom="0.0104in" fo:padding-right="0.0104in"/>
    </style:style>
    <style:style style:name="P344" style:parent-style-name="Normal" style:family="paragraph">
      <style:paragraph-properties fo:widows="2" fo:orphans="2" style:vertical-align="auto" fo:margin-top="0.0694in" fo:margin-bottom="0.0694in"/>
      <style:text-properties fo:hyphenate="true"/>
    </style:style>
    <style:style style:name="T34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346" style:family="table-cell">
      <style:table-cell-properties fo:border="none" style:vertical-align="middle" fo:padding-top="0.0104in" fo:padding-left="0.0104in" fo:padding-bottom="0.0104in" fo:padding-right="0.0104in"/>
    </style:style>
    <style:style style:name="P347" style:parent-style-name="Normal" style:family="paragraph">
      <style:paragraph-properties fo:widows="2" fo:orphans="2" style:vertical-align="auto" fo:margin-top="0.0694in" fo:margin-bottom="0.0694in"/>
      <style:text-properties fo:hyphenate="true"/>
    </style:style>
    <style:style style:name="T34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349" style:family="table-cell">
      <style:table-cell-properties fo:border="none" style:vertical-align="middle" fo:padding-top="0.0104in" fo:padding-left="0.0104in" fo:padding-bottom="0.0104in" fo:padding-right="0.0104in"/>
    </style:style>
    <style:style style:name="P350" style:parent-style-name="Normal" style:family="paragraph">
      <style:paragraph-properties fo:widows="2" fo:orphans="2" style:vertical-align="auto" fo:margin-top="0.0694in" fo:margin-bottom="0.0694in"/>
      <style:text-properties fo:hyphenate="true"/>
    </style:style>
    <style:style style:name="T35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352" style:family="table-row">
      <style:table-row-properties/>
    </style:style>
    <style:style style:name="TableCell353" style:family="table-cell">
      <style:table-cell-properties fo:border="none" style:vertical-align="middle" fo:padding-top="0.0104in" fo:padding-left="0.0104in" fo:padding-bottom="0.0104in" fo:padding-right="0.0104in"/>
    </style:style>
    <style:style style:name="P35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55" style:family="table-cell">
      <style:table-cell-properties fo:border="none" style:vertical-align="middle" fo:padding-top="0.0104in" fo:padding-left="0.0104in" fo:padding-bottom="0.0104in" fo:padding-right="0.0104in"/>
    </style:style>
    <style:style style:name="P35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57" style:family="table-cell">
      <style:table-cell-properties fo:border="none" style:vertical-align="middle" fo:padding-top="0.0104in" fo:padding-left="0.0104in" fo:padding-bottom="0.0104in" fo:padding-right="0.0104in"/>
    </style:style>
    <style:style style:name="P35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359" style:family="table-row">
      <style:table-row-properties/>
    </style:style>
    <style:style style:name="TableCell360" style:family="table-cell">
      <style:table-cell-properties fo:border="none" style:vertical-align="middle" fo:padding-top="0.0104in" fo:padding-left="0.0104in" fo:padding-bottom="0.0104in" fo:padding-right="0.0104in"/>
    </style:style>
    <style:style style:name="P36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62" style:family="table-cell">
      <style:table-cell-properties fo:border="none" style:vertical-align="middle" fo:padding-top="0.0104in" fo:padding-left="0.0104in" fo:padding-bottom="0.0104in" fo:padding-right="0.0104in"/>
    </style:style>
    <style:style style:name="P36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64" style:family="table-cell">
      <style:table-cell-properties fo:border="none" style:vertical-align="middle" fo:padding-top="0.0104in" fo:padding-left="0.0104in" fo:padding-bottom="0.0104in" fo:padding-right="0.0104in"/>
    </style:style>
    <style:style style:name="P36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6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6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7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7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7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8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8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8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9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394" style:parent-style-name="Normal" style:family="paragraph">
      <style:paragraph-properties fo:widows="2" fo:orphans="2" style:vertical-align="auto" fo:margin-top="0.0694in" fo:margin-bottom="0.0694in"/>
      <style:text-properties fo:hyphenate="true"/>
    </style:style>
    <style:style style:name="T39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396"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39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398"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39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0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0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4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1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41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1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4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2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3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43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3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3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4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441" style:parent-style-name="Normal" style:family="paragraph">
      <style:paragraph-properties fo:widows="2" fo:orphans="2" style:vertical-align="auto" fo:margin-top="0.0694in" fo:margin-bottom="0.0694in"/>
      <style:text-properties fo:hyphenate="true"/>
    </style:style>
    <style:style style:name="T44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43"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4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45"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4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47"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4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50" style:parent-style-name="Normal" style:family="paragraph">
      <style:paragraph-properties fo:widows="2" fo:orphans="2" style:vertical-align="auto" fo:margin-top="0.0694in" fo:margin-bottom="0.0694in"/>
      <style:text-properties fo:hyphenate="true"/>
    </style:style>
    <style:style style:name="T45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52"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5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54"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5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56"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45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58"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5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60"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6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64" style:parent-style-name="Normal" style:family="paragraph">
      <style:paragraph-properties fo:widows="2" fo:orphans="2" style:vertical-align="auto" fo:margin-top="0.0694in" fo:margin-bottom="0.0694in"/>
      <style:text-properties fo:hyphenate="true"/>
    </style:style>
    <style:style style:name="T46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66"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6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68"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6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70"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7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7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7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75" style:parent-style-name="Normal" style:family="paragraph">
      <style:paragraph-properties fo:widows="2" fo:orphans="2" style:vertical-align="auto" fo:margin-top="0.0694in" fo:margin-bottom="0.0694in"/>
      <style:text-properties fo:hyphenate="true"/>
    </style:style>
    <style:style style:name="T4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7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78"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7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8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481" style:parent-style-name="Normal" style:family="paragraph">
      <style:paragraph-properties fo:widows="2" fo:orphans="2" style:vertical-align="auto" fo:margin-top="0.0694in" fo:margin-bottom="0.0694in"/>
      <style:text-properties fo:hyphenate="true"/>
    </style:style>
    <style:style style:name="T48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83"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48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8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486" style:parent-style-name="Normal" style:family="paragraph">
      <style:paragraph-properties fo:widows="2" fo:orphans="2" style:vertical-align="auto" fo:margin-top="0.0694in" fo:margin-bottom="0.0694in"/>
      <style:text-properties fo:hyphenate="true"/>
    </style:style>
    <style:style style:name="T48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88"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48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9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49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93" style:parent-style-name="Normal" style:family="paragraph">
      <style:paragraph-properties fo:widows="2" fo:orphans="2" style:vertical-align="auto" fo:margin-top="0.0694in" fo:margin-bottom="0.0694in"/>
      <style:text-properties fo:hyphenate="true"/>
    </style:style>
    <style:style style:name="T49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95"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9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97"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9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0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04" style:parent-style-name="Normal" style:family="paragraph">
      <style:paragraph-properties fo:widows="2" fo:orphans="2" style:vertical-align="auto" fo:margin-top="0.0694in" fo:margin-bottom="0.0694in"/>
      <style:text-properties fo:hyphenate="true"/>
    </style:style>
    <style:style style:name="T50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06"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0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09" style:parent-style-name="Normal" style:family="paragraph">
      <style:paragraph-properties fo:widows="2" fo:orphans="2" style:vertical-align="auto" fo:margin-top="0.0694in" fo:margin-bottom="0.0694in"/>
      <style:text-properties fo:hyphenate="true"/>
    </style:style>
    <style:style style:name="T51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11"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1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13"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1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1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516" style:parent-style-name="Normal" style:family="paragraph">
      <style:paragraph-properties fo:widows="2" fo:orphans="2" style:vertical-align="auto" fo:margin-top="0.0694in" fo:margin-bottom="0.0694in"/>
      <style:text-properties fo:hyphenate="true"/>
    </style:style>
    <style:style style:name="T51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1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1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23" style:parent-style-name="Normal" style:family="paragraph">
      <style:paragraph-properties fo:widows="2" fo:orphans="2" style:vertical-align="auto" fo:margin-top="0.0694in" fo:margin-bottom="0.0694in"/>
      <style:text-properties fo:hyphenate="true"/>
    </style:style>
    <style:style style:name="T52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25"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2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27"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2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29"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3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3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533" style:parent-style-name="Normal" style:family="paragraph">
      <style:paragraph-properties fo:widows="2" fo:orphans="2" style:vertical-align="auto" fo:margin-top="0.0694in" fo:margin-bottom="0.0694in"/>
      <style:text-properties fo:hyphenate="true"/>
    </style:style>
    <style:style style:name="T53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35"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536"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T53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3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539" style:parent-style-name="Normal" style:family="paragraph">
      <style:paragraph-properties fo:widows="2" fo:orphans="2" style:vertical-align="auto" fo:margin-top="0.0694in" fo:margin-bottom="0.0694in"/>
      <style:text-properties fo:hyphenate="true"/>
    </style:style>
    <style:style style:name="T540"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54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42" style:parent-style-name="Normal" style:family="paragraph">
      <style:paragraph-properties fo:widows="2" fo:orphans="2" style:vertical-align="auto" fo:margin-top="0.0694in" fo:margin-bottom="0.0694in"/>
      <style:text-properties fo:hyphenate="true"/>
    </style:style>
    <style:style style:name="T543"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54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45" style:parent-style-name="Normal" style:family="paragraph">
      <style:paragraph-properties fo:widows="2" fo:orphans="2" style:vertical-align="auto" fo:margin-top="0.0694in" fo:margin-bottom="0.0694in"/>
      <style:text-properties fo:hyphenate="true"/>
    </style:style>
    <style:style style:name="T546"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54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48" style:parent-style-name="Normal" style:family="paragraph">
      <style:paragraph-properties fo:widows="2" fo:orphans="2" style:vertical-align="auto" fo:margin-top="0.0694in" fo:margin-bottom="0.0694in"/>
      <style:text-properties fo:hyphenate="true"/>
    </style:style>
    <style:style style:name="T549"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55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51" style:parent-style-name="Normal" style:family="paragraph">
      <style:paragraph-properties fo:widows="2" fo:orphans="2" style:vertical-align="auto" fo:margin-top="0.0694in" fo:margin-bottom="0.0694in"/>
      <style:text-properties fo:hyphenate="true"/>
    </style:style>
    <style:style style:name="T552"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55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5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55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5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58" style:parent-style-name="Normal" style:family="paragraph">
      <style:paragraph-properties fo:widows="2" fo:orphans="2" style:vertical-align="auto" fo:margin-top="0.0694in" fo:margin-bottom="0.0694in"/>
      <style:text-properties fo:hyphenate="true"/>
    </style:style>
    <style:style style:name="T559"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56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61"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6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63"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6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65"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6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67"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6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70" style:parent-style-name="Normal" style:family="paragraph">
      <style:paragraph-properties fo:widows="2" fo:orphans="2" style:vertical-align="auto" fo:margin-top="0.0694in" fo:margin-bottom="0.0694in"/>
      <style:text-properties fo:hyphenate="true"/>
    </style:style>
    <style:style style:name="T57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72"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57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7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575" style:parent-style-name="Normal" style:family="paragraph">
      <style:paragraph-properties fo:widows="2" fo:orphans="2" style:vertical-align="auto" fo:margin-top="0.0694in" fo:margin-bottom="0.0694in"/>
      <style:text-properties fo:hyphenate="true"/>
    </style:style>
    <style:style style:name="T57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7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7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7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8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8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8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9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595" style:parent-style-name="Normal" style:family="paragraph">
      <style:paragraph-properties fo:widows="2" fo:orphans="2" style:vertical-align="auto" fo:margin-top="0.0694in" fo:margin-bottom="0.0694in"/>
      <style:text-properties fo:hyphenate="true"/>
    </style:style>
    <style:style style:name="T596"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59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98" style:parent-style-name="Normal" style:family="paragraph">
      <style:paragraph-properties fo:widows="2" fo:orphans="2" style:vertical-align="auto" fo:margin-top="0.0694in" fo:margin-bottom="0.0694in"/>
      <style:text-properties fo:hyphenate="true"/>
    </style:style>
    <style:style style:name="T599"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60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01" style:parent-style-name="Normal" style:family="paragraph">
      <style:paragraph-properties fo:widows="2" fo:orphans="2" style:vertical-align="auto" fo:margin-top="0.0694in" fo:margin-bottom="0.0694in"/>
      <style:text-properties fo:hyphenate="true"/>
    </style:style>
    <style:style style:name="T602"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60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04" style:parent-style-name="Normal" style:family="paragraph">
      <style:paragraph-properties fo:widows="2" fo:orphans="2" style:vertical-align="auto" fo:margin-top="0.0694in" fo:margin-bottom="0.0694in"/>
      <style:text-properties fo:hyphenate="true"/>
    </style:style>
    <style:style style:name="T605"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60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07" style:parent-style-name="Normal" style:family="paragraph">
      <style:paragraph-properties fo:widows="2" fo:orphans="2" style:vertical-align="auto" fo:margin-top="0.0694in" fo:margin-bottom="0.0694in"/>
      <style:text-properties fo:hyphenate="true"/>
    </style:style>
    <style:style style:name="T608"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60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10" style:parent-style-name="Normal" style:family="paragraph">
      <style:paragraph-properties fo:widows="2" fo:orphans="2" style:vertical-align="auto"/>
      <style:text-properties fo:hyphenate="true"/>
    </style:style>
    <style:style style:name="T61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1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6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614" style:parent-style-name="Normal" style:family="paragraph">
      <style:paragraph-properties fo:widows="2" fo:orphans="2" style:vertical-align="auto" fo:margin-top="0.0694in" fo:margin-bottom="0.0694in"/>
      <style:text-properties fo:hyphenate="true"/>
    </style:style>
    <style:style style:name="T61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616"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61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618"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61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20" style:parent-style-name="Normal" style:family="paragraph">
      <style:paragraph-properties fo:widows="2" fo:orphans="2" style:vertical-align="auto" fo:margin-top="0.0694in" fo:margin-bottom="0.0694in"/>
      <style:text-properties fo:hyphenate="true"/>
    </style:style>
    <style:style style:name="T62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622"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623" style:parent-style-name="DefaultParagraphFont" style:family="text">
      <style:text-properties style:font-name="Courier New" style:font-name-asian="Times New Roman" style:font-name-complex="Courier New" fo:font-style="italic" style:font-style-asian="italic" style:font-style-complex="italic" style:letter-kerning="false" fo:font-size="10pt" style:font-size-asian="10pt" style:font-size-complex="10pt" fo:language="en" style:language-asian="en" style:country-asian="US" style:language-complex="ar" style:country-complex="SA"/>
    </style:style>
    <style:style style:name="T624"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625" style:parent-style-name="DefaultParagraphFont" style:family="text">
      <style:text-properties style:font-name="Courier New" style:font-name-asian="Times New Roman" style:font-name-complex="Courier New" fo:font-style="italic" style:font-style-asian="italic" style:font-style-complex="italic" style:letter-kerning="false" fo:font-size="10pt" style:font-size-asian="10pt" style:font-size-complex="10pt" fo:language="en" style:language-asian="en" style:country-asian="US" style:language-complex="ar" style:country-complex="SA"/>
    </style:style>
    <style:style style:name="T626"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627"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628"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62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3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631" style:parent-style-name="Normal" style:family="paragraph">
      <style:paragraph-properties fo:widows="2" fo:orphans="2" style:vertical-align="auto"/>
      <style:text-properties fo:hyphenate="true"/>
    </style:style>
    <style:style style:name="T63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33" style:parent-style-name="Normal" style:family="paragraph">
      <style:paragraph-properties fo:widows="2" fo:orphans="2" style:vertical-align="auto" fo:margin-top="0.0694in" fo:margin-bottom="0.0694in"/>
      <style:text-properties fo:hyphenate="true"/>
    </style:style>
    <style:style style:name="T63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635"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63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37" style:parent-style-name="Normal" style:family="paragraph">
      <style:paragraph-properties fo:widows="2" fo:orphans="2" style:vertical-align="auto" fo:margin-top="0.0694in" fo:margin-bottom="0.0694in"/>
      <style:text-properties fo:hyphenate="true"/>
    </style:style>
    <style:style style:name="T6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39"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6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4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44"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6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office:automatic-styles>
  <office:body>
    <office:text text:use-soft-page-breaks="true">
      <text:p text:style-name="P1">Chapter 6 :-Advanced File Permissions</text:p>
      <text:p text:style-name="Standard"/>
      <text:p text:style-name="Standard"/>
      <text:p text:style-name="Standard"/>
      <text:p text:style-name="P2">Understanding and Using File Permissions</text:p>
      <text:p text:style-name="P3"><text:span text:style-name="T4">In Linux and Unix, everything is a file. Directories are files, files are files and devices are files. D</text:span><text:span text:style-name="T5">e</text:span><text:span text:style-name="T6">vices are usually referred to as a node; however, they are still files. All of the files on a system have permissions that allow or prevent others from viewing, modifying or executing. If the file is of type Directory then it restricts different actions than files and device nodes. The super user "root" has the ability to access any file on the system. Each file has access restrictions with permissions, user r</text:span><text:span text:style-name="T7">e</text:span><text:span text:style-name="T8">strictions with owner/group association. Permissions are referred to as bits.<text:s/></text:span></text:p>
      <text:p text:style-name="P9"><text:span text:style-name="T10">To change or edit files that are owned by root,<text:s/></text:span><text:span text:style-name="T11">sudo</text:span><text:span text:style-name="T12"><text:s/>must be used - please see<text:s/></text:span><text:a xlink:href="https://help.ubuntu.com/community/RootSudo" office:target-frame-name="_top" xlink:show="replace"><text:span text:style-name="T13">RootSudo</text:span></text:a><text:span text:style-name="T14"><text:s/>for details.<text:s/></text:span></text:p>
      <text:p text:style-name="P15">If the owner read &amp; execute bit are on, then the permissions are:<text:s/></text:p>
      <text:p text:style-name="P16">-r-x------</text:p>
      <text:p text:style-name="P17">There are three types of access restrictions:<text:s/></text:p>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text:span text:style-name="T25">Permission</text:span></text:p>
          </table:table-cell>
          <table:table-cell table:style-name="TableCell26">
            <text:p text:style-name="P27"><text:span text:style-name="T28">Action</text:span></text:p>
          </table:table-cell>
          <table:table-cell table:style-name="TableCell29">
            <text:p text:style-name="P30"><text:span text:style-name="T31">chmod option</text:span></text:p>
          </table:table-cell>
        </table:table-row>
        <table:table-row table:style-name="TableRow32">
          <table:table-cell table:style-name="TableCell33">
            <text:p text:style-name="P34">read</text:p>
          </table:table-cell>
          <table:table-cell table:style-name="TableCell35">
            <text:p text:style-name="P36">(view)<text:s/></text:p>
          </table:table-cell>
          <table:table-cell table:style-name="TableCell37">
            <text:p text:style-name="P38">r or 4</text:p>
          </table:table-cell>
        </table:table-row>
        <table:table-row table:style-name="TableRow39">
          <table:table-cell table:style-name="TableCell40">
            <text:p text:style-name="P41">write</text:p>
          </table:table-cell>
          <table:table-cell table:style-name="TableCell42">
            <text:p text:style-name="P43">(edit)<text:s/></text:p>
          </table:table-cell>
          <table:table-cell table:style-name="TableCell44">
            <text:p text:style-name="P45">w or 2</text:p>
          </table:table-cell>
        </table:table-row>
        <table:table-row table:style-name="TableRow46">
          <table:table-cell table:style-name="TableCell47">
            <text:p text:style-name="P48">execute</text:p>
          </table:table-cell>
          <table:table-cell table:style-name="TableCell49">
            <text:p text:style-name="P50">(execute)<text:s/></text:p>
          </table:table-cell>
          <table:table-cell table:style-name="TableCell51">
            <text:p text:style-name="P52">x or 1</text:p>
          </table:table-cell>
        </table:table-row>
      </table:table>
      <text:p text:style-name="P53">There are also three types of user restrictions:<text:s/></text:p>
      <table:table table:style-name="Table54">
        <table:table-columns>
          <table:table-column table:style-name="TableColumn55"/>
          <table:table-column table:style-name="TableColumn56"/>
        </table:table-columns>
        <table:table-row table:style-name="TableRow57">
          <table:table-cell table:style-name="TableCell58">
            <text:p text:style-name="P59"><text:span text:style-name="T60">User</text:span></text:p>
          </table:table-cell>
          <table:table-cell table:style-name="TableCell61">
            <text:p text:style-name="P62"><text:span text:style-name="T63">ls</text:span><text:span text:style-name="T64"><text:s/>output</text:span></text:p>
          </table:table-cell>
        </table:table-row>
        <table:table-row table:style-name="TableRow65">
          <table:table-cell table:style-name="TableCell66">
            <text:p text:style-name="P67">owner</text:p>
          </table:table-cell>
          <table:table-cell table:style-name="TableCell68">
            <text:p text:style-name="P69"><text:span text:style-name="T70">-rwx------</text:span></text:p>
          </table:table-cell>
        </table:table-row>
        <table:table-row table:style-name="TableRow71">
          <table:table-cell table:style-name="TableCell72">
            <text:p text:style-name="P73">group</text:p>
          </table:table-cell>
          <table:table-cell table:style-name="TableCell74">
            <text:p text:style-name="P75"><text:span text:style-name="T76">----rwx---</text:span></text:p>
          </table:table-cell>
        </table:table-row>
        <table:table-row table:style-name="TableRow77">
          <table:table-cell table:style-name="TableCell78">
            <text:p text:style-name="P79">other</text:p>
          </table:table-cell>
          <table:table-cell table:style-name="TableCell80">
            <text:p text:style-name="P81"><text:span text:style-name="T82">-------rwx</text:span></text:p>
          </table:table-cell>
        </table:table-row>
      </table:table>
      <text:p text:style-name="P83"><text:span text:style-name="T84">Note:</text:span><text:span text:style-name="T85"><text:s/>The restriction type scope is not inheritable: the file owner will be unaffected by restrictions set for his group or everybody else.<text:s/></text:span></text:p>
      <text:p text:style-name="P86">Folder/Directory Permissions</text:p>
      <text:p text:style-name="P87">Directories have directory permissions. The directory permissions restrict different actions than with files or device nodes.<text:s/></text:p>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p text:style-name="P94"><text:span text:style-name="T95">Permission</text:span></text:p>
          </table:table-cell>
          <table:table-cell table:style-name="TableCell96">
            <text:p text:style-name="P97"><text:span text:style-name="T98">Action</text:span></text:p>
          </table:table-cell>
          <table:table-cell table:style-name="TableCell99">
            <text:p text:style-name="P100"><text:span text:style-name="T101">chmod option</text:span></text:p>
          </table:table-cell>
        </table:table-row>
        <table:table-row table:style-name="TableRow102">
          <table:table-cell table:style-name="TableCell103">
            <text:p text:style-name="P104">read</text:p>
          </table:table-cell>
          <table:table-cell table:style-name="TableCell105">
            <text:p text:style-name="P106">(view contents, i.e. ls command)<text:s/></text:p>
          </table:table-cell>
          <table:table-cell table:style-name="TableCell107">
            <text:p text:style-name="P108">r or 4</text:p>
          </table:table-cell>
        </table:table-row>
        <table:table-row table:style-name="TableRow109">
          <table:table-cell table:style-name="TableCell110">
            <text:p text:style-name="P111">write</text:p>
          </table:table-cell>
          <table:table-cell table:style-name="TableCell112">
            <text:p text:style-name="P113">(create or remove files from dir)<text:s/></text:p>
          </table:table-cell>
          <table:table-cell table:style-name="TableCell114">
            <text:p text:style-name="P115">w or 2</text:p>
          </table:table-cell>
        </table:table-row>
        <table:table-row table:style-name="TableRow116">
          <table:table-cell table:style-name="TableCell117">
            <text:p text:style-name="P118">execute</text:p>
          </table:table-cell>
          <table:table-cell table:style-name="TableCell119">
            <text:p text:style-name="P120">(cd into directory)<text:s/></text:p>
          </table:table-cell>
          <table:table-cell table:style-name="TableCell121">
            <text:p text:style-name="P122">x or 1</text:p>
          </table:table-cell>
        </table:table-row>
      </table:table>
      <text:list text:style-name="LFO5" text:continue-numbering="true">
        <text:list-item>
          <text:p text:style-name="P123"><text:span text:style-name="T124">read restricts or allows viewing the directories contents, i.e.<text:s/></text:span><text:span text:style-name="T125">ls</text:span><text:span text:style-name="T126"><text:s/>command<text:s/></text:span></text:p>
        </text:list-item>
        <text:list-item>
          <text:p text:style-name="P127"><text:span text:style-name="T128">write restricts or allows creating new files or deleting files in the directory. (Caution:<text:s/></text:span><text:span text:style-name="T129">write access for a directory allows deleting of files in the directory even if the user does not have write permissions for the file!</text:span><text:span text:style-name="T130">)<text:s/></text:span></text:p>
        </text:list-item>
        <text:list-item>
          <text:p text:style-name="P131"><text:span text:style-name="T132">execute restricts or allows changing into the directory, i.e.<text:s/></text:span><text:span text:style-name="T133">cd</text:span><text:span text:style-name="T134"><text:s/>command<text:s/></text:span></text:p>
        </text:list-item>
      </text:list>
      <text:p text:style-name="P135"><text:span text:style-name="T136"><draw:frame draw:style-name="a0" draw:name="Picture 3" text:anchor-type="as-char" svg:x="0in" svg:y="0in" svg:width="0.16667in" svg:height="0.16667in" style:rel-width="scale" style:rel-height="scale"><draw:image xlink:href="media/image1.png" xlink:type="simple" xlink:show="embed" xlink:actuate="onLoad"/><svg:title/><svg:desc>Info &lt;!&gt;</svg:desc></draw:frame></text:span><text:span text:style-name="T137">Folders (directories) must have 'execute' permissions set (x or 1), or folders (directories) will NOT FUNCTION as folders (directories) and WILL DISAPPEAR from view in the file browser (Nautilus).</text:span><text:span text:style-name="T138"><text:s/></text:span></text:p>
      <text:p text:style-name="P139">Permissions in Action</text:p>
      <text:p text:style-name="P140">user@host:/home/user$ ls -l /etc/hosts</text:p>
      <text:p text:style-name="P141">-rw-r--r-- <text:s/>1 root root 288 2005-11-13 19:24 /etc/hosts</text:p>
      <text:p text:style-name="P142">user@host:/home/user$</text:p>
      <text:p text:style-name="P143">Using the example above we have the file "/etc/hosts" which is owned by the user root and belongs to the root group.<text:s/></text:p>
      <text:p text:style-name="P144">What are the permissions from the above /etc/hosts ls output?<text:s/></text:p>
      <text:p text:style-name="P145">-rw-r--r--</text:p>
      <text:p text:style-name="P146"/>
      <text:p text:style-name="P147">owner = Read &amp; Write (rw-)</text:p>
      <text:p text:style-name="P148">group = Read (r--)</text:p>
      <text:p text:style-name="P149">other = Read (r--)</text:p>
      <text:p text:style-name="P150">Changing Permissions</text:p>
      <text:p text:style-name="P151"><text:span text:style-name="T152">The command to use when modifying permissions is chmod. There are two ways to modify permi</text:span><text:span text:style-name="T153">s</text:span><text:span text:style-name="T154">sions, with numbers or with letters. Using letters is easier to understand for most people. When modifying permissions be careful not to create security problems. Some files are configured to have very restrictive permissions to prevent unauthorized access. For example, the /etc/shadow file (file that stores all local user passwords) does not have permissions for regular users to read or otherwise access.<text:s/></text:span></text:p>
      <text:p text:style-name="P155">user@host:/home/user# ls -l /etc/shadow</text:p>
      <text:p text:style-name="P156">-rw-r----- <text:s/>1 root shadow 869 2005-11-08 13:16 /etc/shadow</text:p>
      <text:p text:style-name="P157">user@host:/home/user#</text:p>
      <text:p text:style-name="P158"/>
      <text:p text:style-name="P159">Permissions:</text:p>
      <text:p text:style-name="P160">owner = Read &amp; Write (rw-)</text:p>
      <text:p text:style-name="P161">group = Read (r--)</text:p>
      <text:p text:style-name="P162">other = None (---)</text:p>
      <text:p text:style-name="P163"/>
      <text:p text:style-name="P164">Ownership:</text:p>
      <text:p text:style-name="P165">owner = root</text:p>
      <text:p text:style-name="P166">group = shadow</text:p>
      <text:p text:style-name="P167">chmod with Letters</text:p>
      <text:p text:style-name="P168">Usage: chmod {options} filename</text:p>
      <table:table table:style-name="Table169">
        <table:table-columns>
          <table:table-column table:style-name="TableColumn170"/>
          <table:table-column table:style-name="TableColumn171"/>
        </table:table-columns>
        <table:table-row table:style-name="TableRow172">
          <table:table-cell table:style-name="TableCell173">
            <text:p text:style-name="P174"><text:span text:style-name="T175">Options</text:span></text:p>
          </table:table-cell>
          <table:table-cell table:style-name="TableCell176">
            <text:p text:style-name="P177"><text:span text:style-name="T178">Definition</text:span></text:p>
          </table:table-cell>
        </table:table-row>
        <table:table-row table:style-name="TableRow179">
          <table:table-cell table:style-name="TableCell180">
            <text:p text:style-name="P181">u<text:s/></text:p>
          </table:table-cell>
          <table:table-cell table:style-name="TableCell182">
            <text:p text:style-name="P183">owner<text:s/></text:p>
          </table:table-cell>
        </table:table-row>
        <table:table-row table:style-name="TableRow184">
          <table:table-cell table:style-name="TableCell185">
            <text:p text:style-name="P186">g<text:s/></text:p>
          </table:table-cell>
          <table:table-cell table:style-name="TableCell187">
            <text:p text:style-name="P188">group<text:s/></text:p>
          </table:table-cell>
        </table:table-row>
        <text:soft-page-break/>
        <table:table-row table:style-name="TableRow189">
          <table:table-cell table:style-name="TableCell190">
            <text:p text:style-name="P191">o<text:s/></text:p>
          </table:table-cell>
          <table:table-cell table:style-name="TableCell192">
            <text:p text:style-name="P193">other<text:s/></text:p>
          </table:table-cell>
        </table:table-row>
        <table:table-row table:style-name="TableRow194">
          <table:table-cell table:style-name="TableCell195">
            <text:p text:style-name="P196">a<text:s/></text:p>
          </table:table-cell>
          <table:table-cell table:style-name="TableCell197">
            <text:p text:style-name="P198">all (same as ugo)<text:s/></text:p>
          </table:table-cell>
        </table:table-row>
        <table:table-row table:style-name="TableRow199">
          <table:table-cell table:style-name="TableCell200">
            <text:p text:style-name="P201">x<text:s/></text:p>
          </table:table-cell>
          <table:table-cell table:style-name="TableCell202">
            <text:p text:style-name="P203">execute<text:s/></text:p>
          </table:table-cell>
        </table:table-row>
        <table:table-row table:style-name="TableRow204">
          <table:table-cell table:style-name="TableCell205">
            <text:p text:style-name="P206">w<text:s/></text:p>
          </table:table-cell>
          <table:table-cell table:style-name="TableCell207">
            <text:p text:style-name="P208">write<text:s/></text:p>
          </table:table-cell>
        </table:table-row>
        <table:table-row table:style-name="TableRow209">
          <table:table-cell table:style-name="TableCell210">
            <text:p text:style-name="P211">r<text:s/></text:p>
          </table:table-cell>
          <table:table-cell table:style-name="TableCell212">
            <text:p text:style-name="P213">read<text:s/></text:p>
          </table:table-cell>
        </table:table-row>
        <table:table-row table:style-name="TableRow214">
          <table:table-cell table:style-name="TableCell215">
            <text:p text:style-name="P216">+<text:s/></text:p>
          </table:table-cell>
          <table:table-cell table:style-name="TableCell217">
            <text:p text:style-name="P218">add permission<text:s/></text:p>
          </table:table-cell>
        </table:table-row>
        <table:table-row table:style-name="TableRow219">
          <table:table-cell table:style-name="TableCell220">
            <text:p text:style-name="P221">-<text:s/></text:p>
          </table:table-cell>
          <table:table-cell table:style-name="TableCell222">
            <text:p text:style-name="P223">remove permission<text:s/></text:p>
          </table:table-cell>
        </table:table-row>
        <table:table-row table:style-name="TableRow224">
          <table:table-cell table:style-name="TableCell225">
            <text:p text:style-name="P226">=<text:s/></text:p>
          </table:table-cell>
          <table:table-cell table:style-name="TableCell227">
            <text:p text:style-name="P228">set permission<text:s/></text:p>
          </table:table-cell>
        </table:table-row>
      </table:table>
      <text:p text:style-name="P229">Here are a few examples of chmod usage with letters (try these out on your system).<text:s/></text:p>
      <text:p text:style-name="P230">First create some empty files:<text:s/></text:p>
      <text:p text:style-name="P231">user@host:/home/user$ touch file1 file2 file3 file4</text:p>
      <text:p text:style-name="P232">user@host:/home/user$ ls -l</text:p>
      <text:p text:style-name="P233">total 0</text:p>
      <text:p text:style-name="P234">-rw-r--r-- <text:s/>1 user user 0 Nov 19 20:13 file1</text:p>
      <text:p text:style-name="P235">-rw-r--r-- <text:s/>1 user user 0 Nov 19 20:13 file2</text:p>
      <text:p text:style-name="P236">-rw-r--r-- <text:s/>1 user user 0 Nov 19 20:13 file3</text:p>
      <text:p text:style-name="P237">-rw-r--r-- <text:s/>1 user user 0 Nov 19 20:13 file4</text:p>
      <text:p text:style-name="P238">Add owner execute bit:<text:s/></text:p>
      <text:p text:style-name="P239">user@host:/home/user$ chmod u+x file1</text:p>
      <text:p text:style-name="P240">user@host:/home/user$ ls -l file1</text:p>
      <text:p text:style-name="P241">-rwxr--r-- <text:s/>1 user user 0 Nov 19 20:13 file1</text:p>
      <text:p text:style-name="P242">Add other write &amp; execute bit:<text:s/></text:p>
      <text:p text:style-name="P243">user@host:/home/user$ chmod o+wx file2</text:p>
      <text:p text:style-name="P244">user@host:/home/user$ ls -l file2</text:p>
      <text:p text:style-name="P245">-rw-r--rwx <text:s/>1 user user 0 Nov 19 20:13 file2</text:p>
      <text:p text:style-name="P246">Remove group read bit:<text:s/></text:p>
      <text:p text:style-name="P247">user@host:/home/user$ chmod g-r file3</text:p>
      <text:p text:style-name="P248">user@host:/home/user$ ls -l file3</text:p>
      <text:p text:style-name="P249">-rw----r-- <text:s/>1 user user 0 Nov 19 20:13 file3</text:p>
      <text:p text:style-name="P250">Add read, write and execute to everyone:<text:s/></text:p>
      <text:p text:style-name="P251">user@host:/home/user$ chmod ugo+rwx file4</text:p>
      <text:p text:style-name="P252">user@host:/home/user$ ls -l file4</text:p>
      <text:p text:style-name="P253">-rwxrwxrwx <text:s/>1 user user 0 Nov 19 20:13 file4</text:p>
      <text:p text:style-name="P254">user@host:/home/user$</text:p>
      <text:p text:style-name="P255">chmod with Numbers</text:p>
      <text:p text:style-name="P256">Usage: chmod {options} filename</text:p>
      <table:table table:style-name="Table257">
        <table:table-columns>
          <table:table-column table:style-name="TableColumn258"/>
          <table:table-column table:style-name="TableColumn259"/>
        </table:table-columns>
        <table:table-row table:style-name="TableRow260">
          <table:table-cell table:style-name="TableCell261">
            <text:p text:style-name="P262"><text:span text:style-name="T263">Options</text:span></text:p>
          </table:table-cell>
          <table:table-cell table:style-name="TableCell264">
            <text:p text:style-name="P265"><text:span text:style-name="T266">Definition</text:span></text:p>
          </table:table-cell>
        </table:table-row>
        <table:table-row table:style-name="TableRow267">
          <table:table-cell table:style-name="TableCell268">
            <text:p text:style-name="P269"><text:span text:style-name="T270">#--</text:span><text:span text:style-name="T271"><text:s/></text:span></text:p>
          </table:table-cell>
          <table:table-cell table:style-name="TableCell272">
            <text:p text:style-name="P273">owner<text:s/></text:p>
          </table:table-cell>
        </table:table-row>
        <table:table-row table:style-name="TableRow274">
          <table:table-cell table:style-name="TableCell275">
            <text:p text:style-name="P276"><text:span text:style-name="T277">-#-</text:span><text:span text:style-name="T278"><text:s/></text:span></text:p>
          </table:table-cell>
          <table:table-cell table:style-name="TableCell279">
            <text:p text:style-name="P280">group<text:s/></text:p>
          </table:table-cell>
        </table:table-row>
        <table:table-row table:style-name="TableRow281">
          <table:table-cell table:style-name="TableCell282">
            <text:p text:style-name="P283"><text:span text:style-name="T284">--#</text:span><text:span text:style-name="T285"><text:s/></text:span></text:p>
          </table:table-cell>
          <table:table-cell table:style-name="TableCell286">
            <text:p text:style-name="P287">other<text:s/></text:p>
          </table:table-cell>
        </table:table-row>
        <text:soft-page-break/>
        <table:table-row table:style-name="TableRow288">
          <table:table-cell table:style-name="TableCell289">
            <text:p text:style-name="P290">1<text:s/></text:p>
          </table:table-cell>
          <table:table-cell table:style-name="TableCell291">
            <text:p text:style-name="P292">execute<text:s/></text:p>
          </table:table-cell>
        </table:table-row>
        <table:table-row table:style-name="TableRow293">
          <table:table-cell table:style-name="TableCell294">
            <text:p text:style-name="P295">2<text:s/></text:p>
          </table:table-cell>
          <table:table-cell table:style-name="TableCell296">
            <text:p text:style-name="P297">write<text:s/></text:p>
          </table:table-cell>
        </table:table-row>
        <table:table-row table:style-name="TableRow298">
          <table:table-cell table:style-name="TableCell299">
            <text:p text:style-name="P300">4<text:s/></text:p>
          </table:table-cell>
          <table:table-cell table:style-name="TableCell301">
            <text:p text:style-name="P302">read<text:s/></text:p>
          </table:table-cell>
        </table:table-row>
      </table:table>
      <text:p text:style-name="P303"><text:span text:style-name="T304">Owner, Group and Other is represented by three numbers. To get the value for the options dete</text:span><text:span text:style-name="T305">r</text:span><text:span text:style-name="T306">mine the type of access needed for the file then add.<text:s/></text:span></text:p>
      <text:p text:style-name="P307">For example if you want a file that has -rw-rw-rwx permissions you will use the following:<text:s/></text:p>
      <table:table table:style-name="Table308">
        <table:table-columns>
          <table:table-column table:style-name="TableColumn309"/>
          <table:table-column table:style-name="TableColumn310"/>
          <table:table-column table:style-name="TableColumn311"/>
        </table:table-columns>
        <table:table-row table:style-name="TableRow312">
          <table:table-cell table:style-name="TableCell313">
            <text:p text:style-name="P314"><text:span text:style-name="T315">Owner</text:span></text:p>
          </table:table-cell>
          <table:table-cell table:style-name="TableCell316">
            <text:p text:style-name="P317"><text:span text:style-name="T318">Group</text:span></text:p>
          </table:table-cell>
          <table:table-cell table:style-name="TableCell319">
            <text:p text:style-name="P320"><text:span text:style-name="T321">Other</text:span></text:p>
          </table:table-cell>
        </table:table-row>
        <table:table-row table:style-name="TableRow322">
          <table:table-cell table:style-name="TableCell323">
            <text:p text:style-name="P324">read &amp; write</text:p>
          </table:table-cell>
          <table:table-cell table:style-name="TableCell325">
            <text:p text:style-name="P326">read &amp; write<text:s/></text:p>
          </table:table-cell>
          <table:table-cell table:style-name="TableCell327">
            <text:p text:style-name="P328">read, write &amp; execute</text:p>
          </table:table-cell>
        </table:table-row>
        <table:table-row table:style-name="TableRow329">
          <table:table-cell table:style-name="TableCell330">
            <text:p text:style-name="P331">4+2=6<text:s/></text:p>
          </table:table-cell>
          <table:table-cell table:style-name="TableCell332">
            <text:p text:style-name="P333">4+2=6<text:s/></text:p>
          </table:table-cell>
          <table:table-cell table:style-name="TableCell334">
            <text:p text:style-name="P335">4+2+1=7<text:s/></text:p>
          </table:table-cell>
        </table:table-row>
      </table:table>
      <text:p text:style-name="P336">user@host:/home/user$ chmod 667 filename</text:p>
      <text:p text:style-name="P337">Another example if you want a file that has --w-r-x--x permissions you will use the following:<text:s/></text:p>
      <table:table table:style-name="Table338">
        <table:table-columns>
          <table:table-column table:style-name="TableColumn339"/>
          <table:table-column table:style-name="TableColumn340"/>
          <table:table-column table:style-name="TableColumn341"/>
        </table:table-columns>
        <table:table-row table:style-name="TableRow342">
          <table:table-cell table:style-name="TableCell343">
            <text:p text:style-name="P344"><text:span text:style-name="T345">Owner</text:span></text:p>
          </table:table-cell>
          <table:table-cell table:style-name="TableCell346">
            <text:p text:style-name="P347"><text:span text:style-name="T348">Group</text:span></text:p>
          </table:table-cell>
          <table:table-cell table:style-name="TableCell349">
            <text:p text:style-name="P350"><text:span text:style-name="T351">Other</text:span></text:p>
          </table:table-cell>
        </table:table-row>
        <table:table-row table:style-name="TableRow352">
          <table:table-cell table:style-name="TableCell353">
            <text:p text:style-name="P354">write</text:p>
          </table:table-cell>
          <table:table-cell table:style-name="TableCell355">
            <text:p text:style-name="P356">read &amp; execute<text:s/></text:p>
          </table:table-cell>
          <table:table-cell table:style-name="TableCell357">
            <text:p text:style-name="P358">execute</text:p>
          </table:table-cell>
        </table:table-row>
        <table:table-row table:style-name="TableRow359">
          <table:table-cell table:style-name="TableCell360">
            <text:p text:style-name="P361">2<text:s/></text:p>
          </table:table-cell>
          <table:table-cell table:style-name="TableCell362">
            <text:p text:style-name="P363">4+1=5<text:s/></text:p>
          </table:table-cell>
          <table:table-cell table:style-name="TableCell364">
            <text:p text:style-name="P365">1<text:s/></text:p>
          </table:table-cell>
        </table:table-row>
      </table:table>
      <text:p text:style-name="P366">user@host:/home/user$ chmod 251 filename</text:p>
      <text:p text:style-name="P367">Here are a few examples of chmod usage with numbers (try these out on your system).<text:s/></text:p>
      <text:p text:style-name="P368">First create some empty files:<text:s/></text:p>
      <text:p text:style-name="P369">user@host:/home/user$ touch file1 file2 file3 file4</text:p>
      <text:p text:style-name="P370">user@host:/home/user$ ls -l</text:p>
      <text:p text:style-name="P371">total 0</text:p>
      <text:p text:style-name="P372">-rw-r--r-- <text:s/>1 user user 0 Nov 19 20:13 file1</text:p>
      <text:p text:style-name="P373">-rw-r--r-- <text:s/>1 user user 0 Nov 19 20:13 file2</text:p>
      <text:p text:style-name="P374">-rw-r--r-- <text:s/>1 user user 0 Nov 19 20:13 file3</text:p>
      <text:p text:style-name="P375">-rw-r--r-- <text:s/>1 user user 0 Nov 19 20:13 file4</text:p>
      <text:p text:style-name="P376">Add owner execute bit:<text:s/></text:p>
      <text:p text:style-name="P377">user@host:/home/user$ chmod 744 file1</text:p>
      <text:p text:style-name="P378">user@host:/home/user$ ls -l file1</text:p>
      <text:p text:style-name="P379">-rwxr--r-- <text:s/>1 user user 0 Nov 19 20:13 file1</text:p>
      <text:p text:style-name="P380">Add other write &amp; execute bit:<text:s/></text:p>
      <text:p text:style-name="P381">user@host:/home/user$ chmod 647 file2</text:p>
      <text:p text:style-name="P382">user@host:/home/user$ ls -l file2</text:p>
      <text:p text:style-name="P383">-rw-r--rwx <text:s/>1 user user 0 Nov 19 20:13 file2</text:p>
      <text:p text:style-name="P384">Remove group read bit:<text:s/></text:p>
      <text:p text:style-name="P385">user@host:/home/user$ chmod 604 file3</text:p>
      <text:p text:style-name="P386">user@host:/home/user$ ls -l file3</text:p>
      <text:p text:style-name="P387">-rw----r-- <text:s/>1 user user 0 Nov 19 20:13 file3</text:p>
      <text:p text:style-name="P388">Add read, write and execute to everyone:<text:s/></text:p>
      <text:soft-page-break/>
      <text:p text:style-name="P389">user@host:/home/user$ chmod 777 file4</text:p>
      <text:p text:style-name="P390">user@host:/home/user$ ls -l file4</text:p>
      <text:p text:style-name="P391">-rwxrwxrwx <text:s/>1 user user 0 Nov 19 20:13 file4</text:p>
      <text:p text:style-name="P392">user@host:/home/user$</text:p>
      <text:p text:style-name="P393">chmod with sudo</text:p>
      <text:p text:style-name="P394"><text:span text:style-name="T395">Changing permissions on files that you do not have ownership of: (</text:span><text:span text:style-name="T396">Note</text:span><text:span text:style-name="T397"><text:s/>that changing permissions the wrong way on the wrong files can quickly mess up your system a great deal! Please be careful when using<text:s/></text:span><text:span text:style-name="T398">sudo</text:span><text:span text:style-name="T399">!)<text:s/></text:span></text:p>
      <text:p text:style-name="P400">user@host:/home/user$ ls -l /usr/local/bin/somefile</text:p>
      <text:p text:style-name="P401">-rw-r--r-- <text:s/>1 root root 550 2005-11-13 19:45 /usr/local/bin/somefile</text:p>
      <text:p text:style-name="P402">user@host:/home/user$</text:p>
      <text:p text:style-name="P403"/>
      <text:p text:style-name="P404">user@host:/home/user$ sudo chmod o+x /usr/local/bin/somefile</text:p>
      <text:p text:style-name="P405"/>
      <text:p text:style-name="P406">user@host:/home/user$ ls -l /usr/local/bin/somefile</text:p>
      <text:p text:style-name="P407">-rw-r--r-x <text:s/>1 root root 550 2005-11-13 19:45 /usr/local/bin/somefile</text:p>
      <text:p text:style-name="P408">user@host:/home/user$</text:p>
      <text:p text:style-name="P409">Recursive Permission Changes</text:p>
      <text:p text:style-name="P410">To change the permissions of multiple files and directories with one command. Please note the warning in the chmod with sudo section and the Warning with Recursive chmod section.<text:s/></text:p>
      <text:p text:style-name="P411">Recursive chmod with -R and sudo</text:p>
      <text:p text:style-name="P412">To change all the permissions of each file and folder under a specified directory at once, use sudo chmod with -R<text:s/></text:p>
      <text:p text:style-name="P413">user@host:/home/user$ sudo chmod 777 -R /path/to/someDirectory</text:p>
      <text:p text:style-name="P414">user@host:/home/user$ ls -l</text:p>
      <text:p text:style-name="P415">total 3</text:p>
      <text:p text:style-name="P416">-rwxrwxrwx <text:s/>1 user user 0 Nov 19 20:13 file1</text:p>
      <text:p text:style-name="P417">drwxrwxrwx <text:s/>2 user user 4096 Nov 19 20:13 folder</text:p>
      <text:p text:style-name="P418">-rwxrwxrwx <text:s/>1 user user 0 Nov 19 20:13 file2</text:p>
      <text:p text:style-name="P419">Recursive chmod using find, pipemill, and sudo</text:p>
      <text:p text:style-name="P420">To assign reasonably secure permissions to files and folders/directories, it's common to give files a permission of 644, and directories a 755 permission, since chmod -R assigns to both. Use sudo, the find command, and a pipemill to chmod as in the following examples.<text:s/></text:p>
      <text:p text:style-name="P421">To change permission of only files under a specified directory.<text:s/></text:p>
      <text:p text:style-name="P422">user@host:/home/user$ sudo find /path/to/someDirectory -type f -print0 | xargs -0 sudo chmod 644</text:p>
      <text:p text:style-name="P423">user@host:/home/user$ ls -l</text:p>
      <text:p text:style-name="P424">total 3</text:p>
      <text:p text:style-name="P425">-rw-r--r-- <text:s/>1 user user 0 Nov 19 20:13 file1</text:p>
      <text:p text:style-name="P426">drwxrwxrwx <text:s/>2 user user 4096 Nov 19 20:13 folder</text:p>
      <text:p text:style-name="P427">-rw-r--r-- <text:s/>1 user user 0 Nov 19 20:13 file2</text:p>
      <text:p text:style-name="P428">To change permission of only directories under a specified directory (including that directory):<text:s/></text:p>
      <text:soft-page-break/>
      <text:p text:style-name="P429">user@host:/home/user$ sudo find /path/to/someDirectory -type d -print0 | xargs -0 sudo chmod 755<text:s/></text:p>
      <text:p text:style-name="P430">user@host:/home/user$ ls -l</text:p>
      <text:p text:style-name="P431">total 3</text:p>
      <text:p text:style-name="P432">-rw-r--r-- <text:s/>1 user user 0 Nov 19 20:13 file1</text:p>
      <text:p text:style-name="P433">drwxr-xr-x <text:s/>2 user user 4096 Nov 19 20:13 folder</text:p>
      <text:p text:style-name="P434">-rw-r--r-- <text:s/>1 user user 0 Nov 19 20:13 file2</text:p>
      <text:p text:style-name="P435">Warning with Recursive chmod</text:p>
      <text:p text:style-name="P436">WARNING: Although it's been said, it's worth mentioning in context of a gotcha typo. Please note, Recursively deleting or chown-ing files are extremely dangerous. You will not be the first, nor the last, person to add one too many spaces into the command. This example will hose your system:<text:s/></text:p>
      <text:p text:style-name="P437">user@host:/home/user$ sudo chmod -R / home/john/Desktop/tempfiles</text:p>
      <text:p text:style-name="P438">Note the space between the first / and home.<text:s/></text:p>
      <text:p text:style-name="P439">You have been warned.<text:s/></text:p>
      <text:p text:style-name="P440">Changing the File Owner and Group</text:p>
      <text:p text:style-name="P441"><text:span text:style-name="T442">A file's owner can be changed using the<text:s/></text:span><text:span text:style-name="T443">chown</text:span><text:span text:style-name="T444"><text:s/>command. For example, to change the<text:s/></text:span><text:span text:style-name="T445">foobar</text:span><text:span text:style-name="T446"><text:s/>file's owner to<text:s/></text:span><text:span text:style-name="T447">tux</text:span><text:span text:style-name="T448">:<text:s/></text:span></text:p>
      <text:p text:style-name="P449">user@host:/home/user$ sudo chown tux foobar</text:p>
      <text:p text:style-name="P450"><text:span text:style-name="T451">To change the<text:s/></text:span><text:span text:style-name="T452">foobar</text:span><text:span text:style-name="T453"><text:s/>file's group to<text:s/></text:span><text:span text:style-name="T454">penguins</text:span><text:span text:style-name="T455">, you could use<text:s/></text:span><text:span text:style-name="T456">either</text:span><text:span text:style-name="T457"><text:s/></text:span><text:span text:style-name="T458">chgrp</text:span><text:span text:style-name="T459"><text:s/>or<text:s/></text:span><text:span text:style-name="T460">chown</text:span><text:span text:style-name="T461"><text:s/>with special syntax:<text:s/></text:span></text:p>
      <text:p text:style-name="P462">user@host:/home/user$ sudo chgrp penguins foobar</text:p>
      <text:p text:style-name="P463">user@host:/home/user$ sudo chown :penguins foobar</text:p>
      <text:p text:style-name="P464"><text:span text:style-name="T465">Finally, to change the<text:s/></text:span><text:span text:style-name="T466">foobar</text:span><text:span text:style-name="T467"><text:s/>file's owner to<text:s/></text:span><text:span text:style-name="T468">tux</text:span><text:span text:style-name="T469"><text:s/>and the group to<text:s/></text:span><text:span text:style-name="T470">penguins</text:span><text:span text:style-name="T471"><text:s/>with a single co</text:span><text:span text:style-name="T472">m</text:span><text:span text:style-name="T473">mand, the syntax would be:<text:s/></text:span></text:p>
      <text:p text:style-name="P474">user@host:/home/user$ sudo chown tux:penguins foobar</text:p>
      <text:p text:style-name="P475"><text:span text:style-name="T476"><draw:frame draw:style-name="a1" draw:name="Picture 2" text:anchor-type="as-char" svg:x="0in" svg:y="0in" svg:width="0.16667in" svg:height="0.16667in" style:rel-width="scale" style:rel-height="scale"><draw:image xlink:href="media/image1.png" xlink:type="simple" xlink:show="embed" xlink:actuate="onLoad"/><svg:title/><svg:desc>Info &lt;!&gt;</svg:desc></draw:frame></text:span><text:span text:style-name="T477">Note that, by default, you must use<text:s/></text:span><text:span text:style-name="T478">sudo</text:span><text:span text:style-name="T479"><text:s/>to change a file's owner or group.<text:s/></text:span></text:p>
      <text:p text:style-name="P480">Volume Permissions with umask</text:p>
      <text:p text:style-name="P481"><text:span text:style-name="T482">This section has been moved to:<text:s/></text:span><text:a xlink:href="https://help.ubuntu.com/community/Fstab#Options" office:target-frame-name="_top" xlink:show="replace"><text:span text:style-name="T483">Fstab#Options</text:span></text:a><text:span text:style-name="T484"><text:s/></text:span></text:p>
      <text:p text:style-name="P485">ACL (Access Control List)</text:p>
      <text:p text:style-name="P486"><text:span text:style-name="T487">Posix ACLs are a way of achieving a finer granularity of permissions than is possible with the standard Unix file permissions. See the full page on ACLs<text:s/></text:span><text:a xlink:href="https://help.ubuntu.com/community/FilePermissionsACLs" office:target-frame-name="_top" xlink:show="replace"><text:span text:style-name="T488">FilePermissionsACLs</text:span></text:a><text:span text:style-name="T489"><text:s/></text:span></text:p>
      <text:p text:style-name="P490">Setting up ACL</text:p>
      <text:list text:style-name="LFO6" text:continue-numbering="true">
        <text:list-item>
          <text:p text:style-name="P491">Install the acl package:<text:s/></text:p>
        </text:list-item>
      </text:list>
      <text:soft-page-break/>
      <text:p text:style-name="P492">sudo apt-get install acl</text:p>
      <text:list text:style-name="LFO7" text:continue-numbering="true">
        <text:list-item>
          <text:p text:style-name="P493"><text:span text:style-name="T494">Edit<text:s/></text:span><text:span text:style-name="T495">/etc/fstab</text:span><text:span text:style-name="T496"><text:s/>and add option<text:s/></text:span><text:span text:style-name="T497">acl</text:span><text:span text:style-name="T498"><text:s/>to partition(s) on which you want to enable ACL. For example:<text:s/></text:span></text:p>
        </text:list-item>
      </text:list>
      <text:p text:style-name="P499">...</text:p>
      <text:p text:style-name="P500">UUID=d027a8eb-e234-1c9f-aef1-43a7dd9a2345 /home <text:s text:c="3"/>ext4 <text:s text:c="2"/>defaults,acl <text:s text:c="2"/>0 <text:s text:c="2"/>2</text:p>
      <text:p text:style-name="P501">...</text:p>
      <text:list text:style-name="LFO8" text:continue-numbering="true">
        <text:list-item>
          <text:p text:style-name="P502">Remount partition(s) on which you want to enable ACL. For example:<text:s/></text:p>
        </text:list-item>
      </text:list>
      <text:p text:style-name="P503">sudo mount -o remount /home</text:p>
      <text:list text:style-name="LFO9" text:continue-numbering="true">
        <text:list-item>
          <text:p text:style-name="P504"><text:span text:style-name="T505">Verify<text:s/></text:span><text:span text:style-name="T506">acl</text:span><text:span text:style-name="T507"><text:s/>is enabled on the partition(s):<text:s/></text:span></text:p>
        </text:list-item>
      </text:list>
      <text:p text:style-name="P508">mount | grep acl</text:p>
      <text:p text:style-name="P509"><text:span text:style-name="T510">The commands,<text:s/></text:span><text:span text:style-name="T511">setfacl</text:span><text:span text:style-name="T512"><text:s/>and<text:s/></text:span><text:span text:style-name="T513">getfacl</text:span><text:span text:style-name="T514">, set and read ACLs on files and directories.<text:s/></text:span></text:p>
      <text:p text:style-name="P515">Example Usage</text:p>
      <text:p text:style-name="P516"><text:span text:style-name="T517">This is a simple example for use with a Samba share to ensure that any files or sub-directories cr</text:span><text:span text:style-name="T518">e</text:span><text:span text:style-name="T519">ated could also be modified by any Samba user.<text:s/></text:span></text:p>
      <text:list text:style-name="LFO10" text:continue-numbering="true">
        <text:list-item>
          <text:p text:style-name="P520">Create a directory with full permission:<text:s/></text:p>
        </text:list-item>
      </text:list>
      <text:p text:style-name="P521">mkdir shared_dir</text:p>
      <text:p text:style-name="P522">chmod 777 shared_dir</text:p>
      <text:list text:style-name="LFO11" text:continue-numbering="true">
        <text:list-item>
          <text:p text:style-name="P523"><text:span text:style-name="T524">Set the<text:s/></text:span><text:span text:style-name="T525">default</text:span><text:span text:style-name="T526"><text:s/>ACL with '-d' and modify with '-m' the permissions for samba<text:s/></text:span><text:span text:style-name="T527">nobody</text:span><text:span text:style-name="T528"><text:s/>user<text:s/></text:span><text:span text:style-name="T529">nogroup</text:span><text:span text:style-name="T530"><text:s/>group which will apply to all newly created file/directories.<text:s/></text:span></text:p>
        </text:list-item>
      </text:list>
      <text:p text:style-name="P531">setfacl -d -m u:nobody:rwx,g:nogroup:rwx,o::r-x shared_dir</text:p>
      <text:p text:style-name="P532">GUI ACL Editor</text:p>
      <text:p text:style-name="P533"><text:span text:style-name="T534">The<text:s/></text:span><text:a xlink:href="http://rofi.roger-ferrer.org/eiciel/" office:target-frame-name="_top" xlink:show="replace"><text:span text:style-name="T535">Eiciel</text:span></text:a><text:span text:style-name="T536"><draw:frame draw:style-name="a2" draw:name="Picture 1" text:anchor-type="as-char" svg:x="0in" svg:y="0in" svg:width="0.16667in" svg:height="0.16667in" style:rel-width="scale" style:rel-height="scale"><draw:image xlink:href="media/image2.png" xlink:type="simple" xlink:show="embed" xlink:actuate="onLoad"/><svg:title/><svg:desc>http://apt.ubuntu.com/p/eiciel</svg:desc></draw:frame></text:span><text:span text:style-name="T537"><text:s/>package allows GUI access to ACLs through the Nautilus file manager.<text:s/></text:span></text:p>
      <text:p text:style-name="P538">Useful ACL Resources</text:p>
      <text:list text:style-name="LFO12" text:continue-numbering="true">
        <text:list-item>
          <text:p text:style-name="P539"><text:a xlink:href="http://brunogirin.blogspot.com/2010/03/shared-folders-in-ubuntu-with-setgid.html" office:target-frame-name="_top" xlink:show="replace"><text:span text:style-name="T540">http://brunogirin.blogspot.com/2010/03/shared-folders-in-ubuntu-with-setgid.html</text:span></text:a><text:span text:style-name="T541"><text:s/></text:span></text:p>
        </text:list-item>
        <text:list-item>
          <text:p text:style-name="P542"><text:a xlink:href="http://wiki.kaspersandberg.com/doku.php?id=howtos:acl" office:target-frame-name="_top" xlink:show="replace"><text:span text:style-name="T543">http://wiki.kaspersandberg.com/doku.php?id=howtos:acl</text:span></text:a><text:span text:style-name="T544"><text:s/></text:span></text:p>
        </text:list-item>
        <text:list-item>
          <text:p text:style-name="P545"><text:a xlink:href="http://manpages.ubuntu.com/cgi-bin/search.py?q=acl" office:target-frame-name="_top" xlink:show="replace"><text:span text:style-name="T546">man acl</text:span></text:a><text:span text:style-name="T547"><text:s/></text:span></text:p>
        </text:list-item>
        <text:list-item>
          <text:p text:style-name="P548"><text:a xlink:href="http://manpages.ubuntu.com/cgi-bin/search.py?q=setfacl" office:target-frame-name="_top" xlink:show="replace"><text:span text:style-name="T549">man setfacl</text:span></text:a><text:span text:style-name="T550"><text:s/></text:span></text:p>
        </text:list-item>
        <text:list-item>
          <text:p text:style-name="P551"><text:a xlink:href="http://manpages.ubuntu.com/cgi-bin/search.py?q=getfacl" office:target-frame-name="_top" xlink:show="replace"><text:span text:style-name="T552">man getfacl</text:span></text:a><text:span text:style-name="T553"><text:s/></text:span></text:p>
        </text:list-item>
      </text:list>
      <text:p text:style-name="P554">File removal</text:p>
      <text:p text:style-name="P555">To remove a file you cannot delete use<text:s/></text:p>
      <text:p text:style-name="P556">sudo rm -rf filename</text:p>
      <text:p text:style-name="P557">where filename is the name and path of the file to delete.<text:s/></text:p>
      <text:soft-page-break/>
      <text:p text:style-name="P558"><text:span text:style-name="T559">Nota bene:</text:span><text:span text:style-name="T560"><text:s/>Be very careful when using the command<text:s/></text:span><text:span text:style-name="T561">rm</text:span><text:span text:style-name="T562"><text:s/>with the<text:s/></text:span><text:span text:style-name="T563">-rf</text:span><text:span text:style-name="T564"><text:s/>option since<text:s/></text:span><text:span text:style-name="T565">-r</text:span><text:span text:style-name="T566"><text:s/>makes the file removal recursive (meaning it will remove files inside of folders) and<text:s/></text:span><text:span text:style-name="T567">-f</text:span><text:span text:style-name="T568"><text:s/>will force the removal even for files which aren't writable. To play it safe, please consider typing in the absolute path to the file<text:s/></text:span></text:p>
      <text:p text:style-name="P569">sudo rm -rf /path/to/file/filename</text:p>
      <text:p text:style-name="P570"><text:span text:style-name="T571">to prevent any mishaps that can/will occur. It takes longer to type but you can't put a price on peace of mind. See the<text:s/></text:span><text:span text:style-name="T572">rm</text:span><text:span text:style-name="T573"><text:s/>man page for details.<text:s/></text:span></text:p>
      <text:p text:style-name="P574">Sticky Bit</text:p>
      <text:p text:style-name="P575"><text:span text:style-name="T576">The sticky bit applies only to directories, and is typically used on publicly-writeable directories. Within a directory upon which the sticky bit is applied, users are prevented from deleting or rena</text:span><text:span text:style-name="T577">m</text:span><text:span text:style-name="T578">ing any files that they do not personally own.<text:s/></text:span></text:p>
      <text:p text:style-name="P579">To add or remove the sticky bit, use chmod with the "t" flag:<text:s/></text:p>
      <text:p text:style-name="P580">chmod +t &lt;directory&gt;</text:p>
      <text:p text:style-name="P581">chmod -t &lt;directory&gt;</text:p>
      <text:p text:style-name="P582">The status of the sticky bit is shown in the other execute field, when viewing the long output of ls. "t" or "T" in the other execute field indicates the sticky bit is set, anything else indicates it is not.<text:s/></text:p>
      <text:p text:style-name="P583">Making a public directory:<text:s/></text:p>
      <text:p text:style-name="P584">user@host:/home/user$ mkdir folder</text:p>
      <text:p text:style-name="P585">user@host:/home/user$ chmod 777 folder</text:p>
      <text:p text:style-name="P586">user@host:/home/user$ ls -l</text:p>
      <text:p text:style-name="P587">total 3</text:p>
      <text:p text:style-name="P588">drwxrwxrwx <text:s/>2 user user 4096 Nov 19 20:13 folder</text:p>
      <text:p text:style-name="P589">Adding the sticky bit (note the "t" in the other execute field):<text:s/></text:p>
      <text:p text:style-name="P590">user@host:/home/user$ chmod +t folder</text:p>
      <text:p text:style-name="P591">user@host:/home/user$ ls -l</text:p>
      <text:p text:style-name="P592">total 3</text:p>
      <text:p text:style-name="P593">drwxrwxrwt <text:s/>2 user user 4096 Nov 19 20:13 folder</text:p>
      <text:p text:style-name="P594">See also</text:p>
      <text:list text:style-name="LFO13" text:continue-numbering="true">
        <text:list-item>
          <text:p text:style-name="P595"><text:a xlink:href="http://manpages.ubuntu.com/cgi-bin/search.py?q=chmod" office:target-frame-name="_top" xlink:show="replace"><text:span text:style-name="T596">man chmod</text:span></text:a><text:span text:style-name="T597"><text:s/></text:span></text:p>
        </text:list-item>
        <text:list-item>
          <text:p text:style-name="P598"><text:a xlink:href="http://manpages.ubuntu.com/cgi-bin/search.py?q=chown" office:target-frame-name="_top" xlink:show="replace"><text:span text:style-name="T599">man chown</text:span></text:a><text:span text:style-name="T600"><text:s/></text:span></text:p>
        </text:list-item>
        <text:list-item>
          <text:p text:style-name="P601"><text:a xlink:href="http://manpages.ubuntu.com/cgi-bin/search.py?q=chgrp" office:target-frame-name="_top" xlink:show="replace"><text:span text:style-name="T602">man chgrp</text:span></text:a><text:span text:style-name="T603"><text:s/></text:span></text:p>
        </text:list-item>
        <text:list-item>
          <text:p text:style-name="P604"><text:a xlink:href="https://help.ubuntu.com/community/FindingFiles" office:target-frame-name="_top" xlink:show="replace"><text:span text:style-name="T605">FindingFiles</text:span></text:a><text:span text:style-name="T606"><text:s/></text:span></text:p>
        </text:list-item>
        <text:list-item>
          <text:p text:style-name="P607"><text:a xlink:href="http://www.redhat.com/docs/manuals/linux/RHL-7.3-Manual/ref-guide/s1-users-groups-private-groups.html" office:target-frame-name="_top" xlink:show="replace"><text:span text:style-name="T608">User Private Groups</text:span></text:a><text:span text:style-name="T609"><text:s/></text:span></text:p>
        </text:list-item>
      </text:list>
      <text:p text:style-name="P610"><text:span text:style-name="T611"><draw:custom-shape svg:x="0in" svg:y="0in" svg:width="22in" svg:height="0.08333in" draw:z-index="0" draw:id="id0" draw:style-name="a3" draw:name="Horizontal Line 1" text:anchor-type="as-char"><svg:title/><svg:desc/><draw:enhanced-geometry draw:type="non-primitive" svg:viewBox="0 0 21600 21600" draw:enhanced-path="M 0 0 L 21600 0 21600 21600 0 21600 Z N"/></draw:custom-shape></text:span></text:p>
      <text:p text:style-name="P612">ToDo</text:p>
      <text:list text:style-name="LFO14" text:continue-numbering="true">
        <text:list-item>
          <text:p text:style-name="P613">umask (add file and directory umask section, with specific focus on security)<text:s/></text:p>
        </text:list-item>
        <text:list-item>
          <text:p text:style-name="P614"><text:span text:style-name="T615">The User Private Group scheme. In other words, this page does the nuts and bolts ok, but we need to describe<text:s/></text:span><text:span text:style-name="T616">what</text:span><text:span text:style-name="T617"><text:s/>the permissions should be. The default Ubuntu set up is<text:s/></text:span><text:span text:style-name="T618">not</text:span><text:span text:style-name="T619"><text:s/>agnostic: Every user has their default private group. Directories for collaboration need to have special group and permission set for correct functioning.<text:s/></text:span></text:p>
        </text:list-item>
        <text:list-item>
          <text:p text:style-name="P620"><text:span text:style-name="T621">*<text:s/></text:span><text:span text:style-name="T622">Suggestion: I often use<text:s/></text:span><text:span text:style-name="T623">find</text:span><text:span text:style-name="T624"><text:s/>instead of<text:s/></text:span><text:span text:style-name="T625">chmod -R</text:span><text:span text:style-name="T626">, because it's easier to differentiate b</text:span><text:span text:style-name="T627">e</text:span><text:span text:style-name="T628">tween files and directories that way. Yes, I know about the 'X' permission, but I don't trust it.</text:span><text:span text:style-name="T629"><text:s/></text:span></text:p>
        </text:list-item>
        <text:list-item>
          <text:p text:style-name="P630">The sticky bit. It's needed for "other" in shared directories like /tmp. It's needed for "group" in shared directories where write permission is given to a group, like /var/www<text:s/></text:p>
        </text:list-item>
      </text:list>
      <text:p text:style-name="P631"><text:span text:style-name="T632"><draw:custom-shape svg:x="0in" svg:y="0in" svg:width="22in" svg:height="0.08333in" draw:z-index="0" draw:id="id1" draw:style-name="a4" draw:name="Horizontal Line 2" text:anchor-type="as-char"><svg:title/><svg:desc/><draw:enhanced-geometry draw:type="non-primitive" svg:viewBox="0 0 21600 21600" draw:enhanced-path="M 0 0 L 21600 0 21600 21600 0 21600 Z N"/></draw:custom-shape></text:span></text:p>
      <text:p text:style-name="P633"><text:span text:style-name="T634">FilePermissions (last edited 2013-11-10 12:51:38 by<text:s/></text:span><text:a office:title="craig-leat @ ti-225-214-154.telkomadsl.co.za[105.225.214.154]" xlink:href="https://launchpad.net/~craig-leat" office:target-frame-name="_top" xlink:show="replace"><text:span text:style-name="T635">craig-leat</text:span></text:a><text:span text:style-name="T636">)</text:span></text:p>
      <text:p text:style-name="P637"><text:span text:style-name="T638">The material on this wiki is available under a free license, see<text:s/></text:span><text:a xlink:href="https://help.ubuntu.com/community/License" office:target-frame-name="_top" xlink:show="replace"><text:span text:style-name="T639">Copyright / License</text:span></text:a><text:span text:style-name="T640"><text:s/>for details</text:span><text:span text:style-name="T641"><text:line-break/></text:span><text:span text:style-name="T642">You</text:span><text:span text:style-name="T643"><text:s/>can contribute to this wiki, see<text:s/></text:span><text:a xlink:href="https://help.ubuntu.com/community/WikiGuide" office:target-frame-name="_top" xlink:show="replace"><text:span text:style-name="T644">Wiki Guide</text:span></text:a><text:span text:style-name="T645"><text:s/>for details<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z-TopofForm" style:display-name="z-Top of Form" style:family="paragraph" style:parent-style-name="Normal" style:next-style-name="Normal">
      <style:paragraph-properties fo:widows="2" fo:orphans="2"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fo:hyphenate="tru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style:style>
    <style:style style:name="z-BottomofForm" style:display-name="z-Bottom of Form" style:family="paragraph" style:parent-style-name="Normal" style:next-style-name="Normal">
      <style:paragraph-properties fo:widows="2" fo:orphans="2" fo:border-top="0.0104in solid #000000" fo:border-left="none" fo:border-bottom="none" fo:border-right="none" fo:padding-top="0.0138in" fo:padding-left="0in" fo:padding-bottom="0in" fo:padding-right="0in" style:shadow="none" fo:text-align="center" style:vertical-align="auto"/>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fo:hyphenate="true"/>
    </style:style>
    <style:style style:name="z-BottomofFormChar" style:display-name="z-Bottom of Form Char" style:family="text" style:parent-style-name="DefaultParagraphFont">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style:style>
    <style:style style:name="line891" style:display-name="line891"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of-contents-heading" style:display-name="table-of-contents-heading"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67" style:display-name="line867"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74" style:display-name="line874"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62" style:display-name="line862"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Emphasis" style:display-name="Emphasis" style:family="text" style:parent-style-name="DefaultParagraphFont">
      <style:text-properties fo:font-style="italic" style:font-style-asian="italic" style:font-style-complex="italic"/>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info" style:display-name="info"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ukki</dc:creator>
    <meta:creation-date>2009-04-16T11:32:00Z</meta:creation-date>
    <dc:date>2017-12-11T11:21:00Z</dc:date>
    <meta:template xlink:href="Normal" xlink:type="simple"/>
    <meta:editing-cycles>3</meta:editing-cycles>
    <meta:editing-duration>PT60S</meta:editing-duration>
    <meta:user-defined meta:name="Info 1"/>
    <meta:user-defined meta:name="Info 2"/>
    <meta:user-defined meta:name="Info 3"/>
    <meta:user-defined meta:name="Info 4"/>
    <meta:document-statistic meta:page-count="9" meta:paragraph-count="29" meta:word-count="2237" meta:character-count="14961" meta:row-count="106" meta:non-whitespace-character-count="12753"/>
  </office:meta>
</office:document-meta>
</file>